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標楷體1" fo:font-size="17pt" fo:font-weight="bold" officeooo:rsid="245747f2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245747f2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245747f2" officeooo:paragraph-rsid="2bf10c83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245747f2" officeooo:paragraph-rsid="2b7fdb2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245747f2" officeooo:paragraph-rsid="2b816f70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245747f2" officeooo:paragraph-rsid="2b7b257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245747f2" officeooo:paragraph-rsid="2b91fa1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245747f2" officeooo:paragraph-rsid="2b92665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245747f2" officeooo:paragraph-rsid="2b7c6d75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245747f2" officeooo:paragraph-rsid="2b8f74d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245747f2" officeooo:paragraph-rsid="275607b7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245747f2" officeooo:paragraph-rsid="2775d8f1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245747f2" officeooo:paragraph-rsid="262604ac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245747f2" officeooo:paragraph-rsid="260652d2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245747f2" officeooo:paragraph-rsid="264f75da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245747f2" officeooo:paragraph-rsid="2697fa61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245747f2" officeooo:paragraph-rsid="2698e4fa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245747f2" officeooo:paragraph-rsid="26a71785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245747f2" officeooo:paragraph-rsid="2697904b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245747f2" officeooo:paragraph-rsid="265dffc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245747f2" officeooo:paragraph-rsid="269cd51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245747f2" officeooo:paragraph-rsid="26aa49a1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245747f2" officeooo:paragraph-rsid="26b19780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245747f2" officeooo:paragraph-rsid="26b1c65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245747f2" officeooo:paragraph-rsid="26b308d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245747f2" officeooo:paragraph-rsid="26beca9e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245747f2" officeooo:paragraph-rsid="26bfb2b6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245747f2" officeooo:paragraph-rsid="26bd6895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245747f2" officeooo:paragraph-rsid="26ba93c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245747f2" officeooo:paragraph-rsid="26128598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245747f2" officeooo:paragraph-rsid="261bd96d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245747f2" officeooo:paragraph-rsid="2618fffe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245747f2" officeooo:paragraph-rsid="2633de20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fo:font-weight="bold" officeooo:rsid="245747f2" officeooo:paragraph-rsid="26365b2d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fo:font-weight="bold" officeooo:rsid="245747f2" officeooo:paragraph-rsid="263751ea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fo:font-weight="bold" officeooo:rsid="245747f2" officeooo:paragraph-rsid="283d5429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fo:font-weight="bold" officeooo:rsid="245747f2" officeooo:paragraph-rsid="2779494f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fo:font-weight="bold" officeooo:rsid="245747f2" officeooo:paragraph-rsid="275755bb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fo:font-weight="bold" officeooo:rsid="245747f2" officeooo:paragraph-rsid="27816ab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fo:font-weight="bold" officeooo:rsid="245747f2" officeooo:paragraph-rsid="2792ee06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fo:font-weight="bold" officeooo:rsid="245747f2" officeooo:paragraph-rsid="27941bab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fo:font-weight="bold" officeooo:rsid="245747f2" officeooo:paragraph-rsid="279bbf6c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fo:font-weight="bold" officeooo:rsid="245747f2" officeooo:paragraph-rsid="2791716b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fo:font-weight="bold" officeooo:rsid="245747f2" officeooo:paragraph-rsid="277d2181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fo:font-weight="bold" officeooo:rsid="245747f2" officeooo:paragraph-rsid="2784b848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fo:font-weight="bold" officeooo:rsid="245747f2" officeooo:paragraph-rsid="27804d56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fo:font-weight="bold" officeooo:rsid="245747f2" officeooo:paragraph-rsid="27824d4a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245747f2" officeooo:paragraph-rsid="282df0f0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245747f2" officeooo:paragraph-rsid="283134df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245747f2" officeooo:paragraph-rsid="282e51e8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245747f2" officeooo:paragraph-rsid="2834343a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245747f2" officeooo:paragraph-rsid="2832ffad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245747f2" officeooo:paragraph-rsid="2835c8dd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245747f2" officeooo:paragraph-rsid="2897936a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245747f2" officeooo:paragraph-rsid="28a012fa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245747f2" officeooo:paragraph-rsid="28a75632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245747f2" officeooo:paragraph-rsid="28bdff78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245747f2" officeooo:paragraph-rsid="28b8d008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245747f2" officeooo:paragraph-rsid="28b40851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245747f2" officeooo:paragraph-rsid="28d03fb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245747f2" officeooo:paragraph-rsid="28d6fa9a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245747f2" officeooo:paragraph-rsid="28d8b8a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245747f2" officeooo:paragraph-rsid="2998ebe2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245747f2" officeooo:paragraph-rsid="299a6f94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245747f2" officeooo:paragraph-rsid="299e14ec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245747f2" officeooo:paragraph-rsid="29a880fc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245747f2" officeooo:paragraph-rsid="29a2e2ad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245747f2" officeooo:paragraph-rsid="2a1d7f1b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245747f2" officeooo:paragraph-rsid="2a25dac4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245747f2" officeooo:paragraph-rsid="2a1f06b0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245747f2" officeooo:paragraph-rsid="2a10896d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245747f2" officeooo:paragraph-rsid="2a156f9a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fo:font-weight="bold" officeooo:rsid="245747f2" officeooo:paragraph-rsid="2a2d0ade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fo:font-weight="bold" officeooo:rsid="245747f2" officeooo:paragraph-rsid="2a2f4bcc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245747f2" officeooo:paragraph-rsid="2a2888f9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245747f2" officeooo:paragraph-rsid="29b0a787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245747f2" officeooo:paragraph-rsid="29b6667a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245747f2" officeooo:paragraph-rsid="29c98248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245747f2" officeooo:paragraph-rsid="29c678c5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245747f2" officeooo:paragraph-rsid="29bc3673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245747f2" officeooo:paragraph-rsid="29cfb441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245747f2" officeooo:paragraph-rsid="2a0c90de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245747f2" officeooo:paragraph-rsid="29d2a78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245747f2" officeooo:paragraph-rsid="29ebdeb8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245747f2" officeooo:paragraph-rsid="29ed5d3b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245747f2" officeooo:paragraph-rsid="29d7ba49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245747f2" officeooo:paragraph-rsid="2a0d0a6b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2b816f70" officeooo:paragraph-rsid="2b926659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2b816f70" officeooo:paragraph-rsid="2b9e2d6a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2b816f70" officeooo:paragraph-rsid="2ba31a61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2b816f70" officeooo:paragraph-rsid="2ba3cc75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2b816f70" officeooo:paragraph-rsid="2ba6e955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2b816f70" officeooo:paragraph-rsid="2ba7ec32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fo:font-weight="bold" officeooo:rsid="2b816f70" officeooo:paragraph-rsid="2b816f7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fo:font-weight="bold" officeooo:rsid="2b816f70" officeooo:paragraph-rsid="2b829b98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fo:font-weight="bold" officeooo:rsid="2b816f70" officeooo:paragraph-rsid="2b85984b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fo:font-weight="bold" officeooo:rsid="2b816f70" officeooo:paragraph-rsid="2bd3195b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fo:font-weight="bold" officeooo:rsid="2b816f70" officeooo:paragraph-rsid="2b8c272a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fo:font-weight="bold" officeooo:rsid="2b816f70" officeooo:paragraph-rsid="2b8d77d6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fo:font-weight="bold" officeooo:rsid="2b816f70" officeooo:paragraph-rsid="2bbdeb07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fo:font-weight="bold" officeooo:rsid="2b816f70" officeooo:paragraph-rsid="2b8a38c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fo:font-weight="bold" officeooo:rsid="2b816f70" officeooo:paragraph-rsid="2ba9644c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fo:font-weight="bold" officeooo:rsid="2b816f70" officeooo:paragraph-rsid="2bacf3c8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fo:font-weight="bold" officeooo:rsid="2b816f70" officeooo:paragraph-rsid="2beabbee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fo:font-weight="bold" officeooo:rsid="2b816f70" officeooo:paragraph-rsid="2bea6a9d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fo:font-weight="bold" officeooo:rsid="2b816f70" officeooo:paragraph-rsid="2beb1696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fo:font-weight="bold" officeooo:rsid="2b816f70" officeooo:paragraph-rsid="2bed6da5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fo:font-weight="bold" officeooo:rsid="2b816f70" officeooo:paragraph-rsid="2bc176e1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fo:font-weight="bold" officeooo:rsid="2b816f70" officeooo:paragraph-rsid="2bc308b8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fo:font-weight="bold" officeooo:rsid="2b816f70" officeooo:paragraph-rsid="2bc4960a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fo:font-weight="bold" officeooo:rsid="2b816f70" officeooo:paragraph-rsid="2bc69154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fo:font-weight="bold" officeooo:rsid="2b816f70" officeooo:paragraph-rsid="2bc44024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fo:font-weight="bold" officeooo:rsid="27ba669a" officeooo:paragraph-rsid="2bcea505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fo:font-weight="bold" officeooo:rsid="27ba669a" officeooo:paragraph-rsid="27ba669a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fo:font-weight="bold" officeooo:rsid="27ba669a" officeooo:paragraph-rsid="289450a1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fo:font-weight="bold" officeooo:rsid="27ba669a" officeooo:paragraph-rsid="27f33cef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fo:font-weight="bold" officeooo:rsid="27ba669a" officeooo:paragraph-rsid="27f39663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fo:font-weight="bold" officeooo:rsid="27ba669a" officeooo:paragraph-rsid="27d509fe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fo:font-weight="bold" officeooo:rsid="27ba669a" officeooo:paragraph-rsid="27d7c1c4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fo:font-weight="bold" officeooo:rsid="27ba669a" officeooo:paragraph-rsid="28053c07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fo:font-weight="bold" officeooo:rsid="27ba669a" officeooo:paragraph-rsid="2808a078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fo:font-weight="bold" officeooo:rsid="27ba669a" officeooo:paragraph-rsid="281ce107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fo:font-weight="bold" officeooo:rsid="27ba669a" officeooo:paragraph-rsid="27e1ea95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fo:font-weight="bold" officeooo:rsid="27ba669a" officeooo:paragraph-rsid="27e62c00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fo:font-weight="bold" officeooo:rsid="27ba669a" officeooo:paragraph-rsid="27ea2cc6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fo:font-weight="bold" officeooo:rsid="27ba669a" officeooo:paragraph-rsid="27ebb663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fo:font-weight="bold" officeooo:rsid="2bbdeb07" officeooo:paragraph-rsid="2bc44024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fo:font-weight="bold" officeooo:rsid="26af66d1" officeooo:paragraph-rsid="26aa49a1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1" fo:font-size="17pt" fo:font-weight="bold" officeooo:rsid="26b13f91" officeooo:paragraph-rsid="26b13f91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1" fo:font-size="17pt" fo:font-weight="bold" officeooo:rsid="2612f2fb" officeooo:paragraph-rsid="2612f2fb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1" fo:font-size="17pt" fo:font-weight="bold" officeooo:rsid="24743952" officeooo:paragraph-rsid="247ce7fb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1" fo:font-size="17pt" fo:font-weight="bold" officeooo:rsid="24743952" officeooo:paragraph-rsid="248dd73b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1" fo:font-size="17pt" fo:font-weight="bold" officeooo:rsid="24743952" officeooo:paragraph-rsid="2e9f5bf0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1" fo:font-size="17pt" fo:font-weight="bold" officeooo:rsid="24743952" officeooo:paragraph-rsid="24881630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1" fo:font-size="17pt" fo:font-weight="bold" officeooo:rsid="24743952" officeooo:paragraph-rsid="2e95c5db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1" fo:font-size="17pt" fo:font-weight="bold" officeooo:rsid="24743952" officeooo:paragraph-rsid="249983ed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1" fo:font-size="17pt" fo:font-weight="bold" officeooo:rsid="24743952" officeooo:paragraph-rsid="249ad1e6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1" fo:font-size="17pt" fo:font-weight="bold" officeooo:rsid="24743952" officeooo:paragraph-rsid="249e0241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1" fo:font-size="17pt" fo:font-weight="bold" officeooo:rsid="24743952" officeooo:paragraph-rsid="24a1a5c4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1" fo:font-size="17pt" fo:font-weight="bold" officeooo:rsid="24743952" officeooo:paragraph-rsid="2e9fa32d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fo:font-weight="bold" officeooo:rsid="24743952" officeooo:paragraph-rsid="2ea0d707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fo:font-weight="bold" officeooo:rsid="24743952" officeooo:paragraph-rsid="2e928707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fo:font-weight="bold" officeooo:rsid="24743952" officeooo:paragraph-rsid="2493d6f9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fo:font-weight="bold" officeooo:rsid="24743952" officeooo:paragraph-rsid="24931eef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fo:font-weight="bold" officeooo:rsid="24743952" officeooo:paragraph-rsid="24aeeaae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fo:font-weight="bold" officeooo:rsid="24743952" officeooo:paragraph-rsid="24b92cae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fo:font-weight="bold" officeooo:rsid="24743952" officeooo:paragraph-rsid="24b7eb92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fo:font-weight="bold" officeooo:rsid="24743952" officeooo:paragraph-rsid="24b30e6d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fo:font-weight="bold" officeooo:rsid="24743952" officeooo:paragraph-rsid="2494af86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fo:font-weight="bold" officeooo:rsid="24743952" officeooo:paragraph-rsid="25185e2b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fo:font-weight="bold" officeooo:rsid="24743952" officeooo:paragraph-rsid="24d3e398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fo:font-weight="bold" officeooo:rsid="24743952" officeooo:paragraph-rsid="24d8b03d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fo:font-weight="bold" officeooo:rsid="24743952" officeooo:paragraph-rsid="24d95e3f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fo:font-weight="bold" officeooo:rsid="24743952" officeooo:paragraph-rsid="24f0c5d0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fo:font-weight="bold" officeooo:rsid="24743952" officeooo:paragraph-rsid="24e05bdc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fo:font-weight="bold" officeooo:rsid="24743952" officeooo:paragraph-rsid="24eb7edc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fo:font-weight="bold" officeooo:rsid="24743952" officeooo:paragraph-rsid="24ece217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fo:font-weight="bold" officeooo:rsid="24743952" officeooo:paragraph-rsid="24ea4ac7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fo:font-weight="bold" officeooo:rsid="24743952" officeooo:paragraph-rsid="24fb8db3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fo:font-weight="bold" officeooo:rsid="24743952" officeooo:paragraph-rsid="24fd3869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fo:font-weight="bold" officeooo:rsid="24743952" officeooo:paragraph-rsid="24fda957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fo:font-weight="bold" officeooo:rsid="24743952" officeooo:paragraph-rsid="251b9b98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fo:font-weight="bold" officeooo:rsid="24743952" officeooo:paragraph-rsid="25063e67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fo:font-weight="bold" officeooo:rsid="24743952" officeooo:paragraph-rsid="2573648f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fo:font-weight="bold" officeooo:rsid="24743952" officeooo:paragraph-rsid="2577b951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fo:font-weight="bold" officeooo:rsid="24743952" officeooo:paragraph-rsid="2569ba8f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fo:font-weight="bold" officeooo:rsid="24743952" officeooo:paragraph-rsid="2512f4f9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fo:font-weight="bold" officeooo:rsid="24743952" officeooo:paragraph-rsid="254a74c9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fo:font-weight="bold" officeooo:rsid="24743952" officeooo:paragraph-rsid="2582d259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fo:font-weight="bold" officeooo:rsid="24743952" officeooo:paragraph-rsid="25945ea8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fo:font-weight="bold" officeooo:rsid="24743952" officeooo:paragraph-rsid="25714e17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fo:font-weight="bold" officeooo:rsid="24743952" officeooo:paragraph-rsid="25666d80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fo:font-weight="bold" officeooo:rsid="24743952" officeooo:paragraph-rsid="256fa556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fo:font-weight="bold" officeooo:rsid="24743952" officeooo:paragraph-rsid="2564c4d8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fo:font-weight="bold" officeooo:rsid="24743952" officeooo:paragraph-rsid="25b1b670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fo:font-weight="bold" officeooo:rsid="24743952" officeooo:paragraph-rsid="250110e7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fo:font-weight="bold" officeooo:rsid="24743952" officeooo:paragraph-rsid="25d2a24a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fo:font-weight="bold" officeooo:rsid="24743952" officeooo:paragraph-rsid="2dabd0ac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fo:font-weight="bold" officeooo:rsid="24743952" officeooo:paragraph-rsid="2dacf501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1" fo:font-size="17pt" fo:font-weight="bold" officeooo:rsid="2e36690e" officeooo:paragraph-rsid="2eaca173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1" fo:font-size="17pt" fo:font-weight="bold" officeooo:rsid="2eaca173" officeooo:paragraph-rsid="2eaca173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1" fo:font-size="17pt" fo:font-weight="bold" officeooo:rsid="2eaca173" officeooo:paragraph-rsid="2e36690e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1" fo:font-size="17pt" fo:font-weight="bold" officeooo:rsid="2eaca173" officeooo:paragraph-rsid="2eba378e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1" fo:font-size="17pt" fo:font-weight="bold" officeooo:rsid="2ebda572" officeooo:paragraph-rsid="2ebda572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1" fo:font-size="17pt" fo:font-weight="bold" officeooo:rsid="2e406931" officeooo:paragraph-rsid="2e36690e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1" fo:font-size="17pt" fo:font-weight="bold" officeooo:rsid="2e46631e" officeooo:paragraph-rsid="2e36690e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1" fo:font-size="17pt" fo:font-weight="bold" officeooo:rsid="2e46631e" officeooo:paragraph-rsid="2e46631e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1" fo:font-size="17pt" fo:font-weight="bold" officeooo:rsid="2e4862ac" officeooo:paragraph-rsid="2e4862ac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1" fo:font-size="17pt" fo:font-weight="bold" officeooo:rsid="2e4862ac" officeooo:paragraph-rsid="2e4ceed7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標楷體1" fo:font-size="17pt" fo:font-weight="bold" officeooo:rsid="2e4862ac" officeooo:paragraph-rsid="2e4dca20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標楷體1" fo:font-size="17pt" fo:font-weight="bold" officeooo:rsid="2e4862ac" officeooo:paragraph-rsid="2e6d8a1d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標楷體1" fo:font-size="17pt" fo:font-weight="bold" officeooo:rsid="2e4862ac" officeooo:paragraph-rsid="2e711e38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標楷體1" fo:font-size="17pt" fo:font-weight="bold" officeooo:rsid="2e6e6461" officeooo:paragraph-rsid="2e6e6461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標楷體1" fo:font-size="17pt" fo:font-weight="bold" officeooo:rsid="2e6e6461" officeooo:paragraph-rsid="2e7bfa08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標楷體1" fo:font-size="17pt" fo:font-weight="bold" officeooo:rsid="2e6e6461" officeooo:paragraph-rsid="2e79f778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標楷體1" fo:font-size="17pt" fo:font-weight="bold" officeooo:rsid="2e788029" officeooo:paragraph-rsid="2e730667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標楷體1" fo:font-size="17pt" fo:font-weight="bold" officeooo:rsid="2e788029" officeooo:paragraph-rsid="2e7bfa08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標楷體1" fo:font-size="17pt" fo:font-weight="bold" officeooo:rsid="2da17ea9" officeooo:paragraph-rsid="25d2a24a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標楷體1" fo:font-size="17pt" fo:font-weight="bold" officeooo:rsid="2dad8cdf" officeooo:paragraph-rsid="2dad8cdf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2ee74a3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2ee99c2b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標楷體1" fo:font-size="17pt" style:text-underline-style="none" fo:font-weight="bold" officeooo:rsid="2eeccb94" officeooo:paragraph-rsid="2eeccb94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標楷體1" fo:font-size="17pt" style:text-underline-style="none" fo:font-weight="bold" officeooo:rsid="2d9b58d2" officeooo:paragraph-rsid="2f062312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062312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0f5691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1e65ca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1ee6a9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0e1c64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1ba816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1ffb2e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125691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標楷體1" fo:font-size="17pt" style:text-underline-style="none" fo:font-weight="bold" officeooo:rsid="2f0c1758" officeooo:paragraph-rsid="2f256100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fo:font-weight="bold" officeooo:rsid="245747f2" officeooo:paragraph-rsid="2791716b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fo:font-weight="bold" officeooo:rsid="245747f2" officeooo:paragraph-rsid="27a61527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fo:font-weight="bold" officeooo:rsid="245747f2" officeooo:paragraph-rsid="275755bb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fo:font-weight="bold" officeooo:rsid="24743952" officeooo:paragraph-rsid="250110e7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fo:font-weight="bold" officeooo:rsid="24743952" officeooo:paragraph-rsid="2dacf501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fo:font-weight="bold" officeooo:rsid="2e4862ac" officeooo:paragraph-rsid="2e4862ac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fo:font-weight="bold" officeooo:rsid="2e4862ac" officeooo:paragraph-rsid="2ec73047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fo:font-weight="bold" officeooo:rsid="2e4862ac" officeooo:paragraph-rsid="2ecc7a37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2e4862ac" officeooo:paragraph-rsid="2ed5c4d5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fo:font-weight="bold" officeooo:rsid="2e4862ac" officeooo:paragraph-rsid="2ed0341e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fo:font-weight="bold" officeooo:rsid="2e4862ac" officeooo:paragraph-rsid="2ed6ed2c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fo:font-weight="bold" officeooo:rsid="2e4862ac" officeooo:paragraph-rsid="2e609a5a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fo:font-weight="bold" officeooo:rsid="2e4862ac" officeooo:paragraph-rsid="2e595c65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fo:font-weight="bold" officeooo:rsid="2e4862ac" officeooo:paragraph-rsid="2e59b174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fo:font-weight="bold" officeooo:rsid="2e4862ac" officeooo:paragraph-rsid="2e61152d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fo:font-weight="bold" officeooo:rsid="2ed81fc8" officeooo:paragraph-rsid="2ed81fc8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fo:font-weight="bold" officeooo:rsid="2ed81fc8" officeooo:paragraph-rsid="2ed9c249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fo:font-weight="bold" officeooo:rsid="2ed81fc8" officeooo:paragraph-rsid="2edaff73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fo:font-weight="bold" officeooo:rsid="2edaff73" officeooo:paragraph-rsid="2edaff73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fo:font-weight="bold" officeooo:rsid="2edaff73" officeooo:paragraph-rsid="2ee07502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fo:font-weight="bold" officeooo:rsid="2edaff73" officeooo:paragraph-rsid="2edf4ce2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fo:font-weight="bold" officeooo:rsid="2edaff73" officeooo:paragraph-rsid="2ee1d734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fo:font-weight="bold" officeooo:rsid="2ee32612" officeooo:paragraph-rsid="2ee32612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fo:font-weight="bold" officeooo:rsid="2ee32612" officeooo:paragraph-rsid="2ee517c3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fo:font-weight="bold" officeooo:rsid="2ee32612" officeooo:paragraph-rsid="2ee6cde1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fo:font-weight="bold" officeooo:rsid="24743952" officeooo:paragraph-rsid="250110e7" style:font-name-asian="Liberation Serif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fo:font-weight="bold" officeooo:rsid="24743952" officeooo:paragraph-rsid="25d2a24a" style:font-name-asian="Liberation Serif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fo:font-weight="bold" officeooo:rsid="24743952" officeooo:paragraph-rsid="2eeccb94" style:font-name-asian="Liberation Serif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fo:font-weight="bold" officeooo:rsid="24743952" officeooo:paragraph-rsid="2eee1981" style:font-name-asian="Liberation Serif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fo:font-weight="bold" officeooo:rsid="24743952" officeooo:paragraph-rsid="2ef4c5f2" style:font-name-asian="Liberation Serif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fo:font-weight="bold" officeooo:rsid="24743952" officeooo:paragraph-rsid="2ef2565e" style:font-name-asian="Liberation Serif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fo:font-weight="bold" officeooo:rsid="24743952" officeooo:paragraph-rsid="2ef8cd6f" style:font-name-asian="Liberation Serif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fo:font-weight="bold" officeooo:rsid="24743952" officeooo:paragraph-rsid="2ef52e75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fo:font-weight="bold" officeooo:rsid="24743952" officeooo:paragraph-rsid="2f002f79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fo:font-weight="bold" officeooo:rsid="24743952" officeooo:paragraph-rsid="2efc2efd" style:font-name-asian="Liberation Serif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fo:font-weight="bold" officeooo:rsid="24743952" officeooo:paragraph-rsid="2efa8cc8" style:font-name-asian="Liberation Serif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fo:font-weight="bold" officeooo:rsid="24743952" officeooo:paragraph-rsid="2f01049d" style:font-name-asian="Liberation Serif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fo:font-weight="bold" officeooo:rsid="24743952" officeooo:paragraph-rsid="2f062312" style:font-name-asian="Liberation Serif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fo:font-weight="bold" officeooo:rsid="24743952" officeooo:paragraph-rsid="2f0e1c64" style:font-name-asian="Liberation Serif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fo:font-weight="bold" officeooo:rsid="2e36690e" officeooo:paragraph-rsid="2eaca173" style:font-name-asian="Liberation Serif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fo:font-weight="bold" officeooo:rsid="2e36690e" officeooo:paragraph-rsid="2eba378e" style:font-name-asian="Liberation Serif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fo:font-weight="bold" officeooo:rsid="2e36690e" officeooo:paragraph-rsid="2ebda572" style:font-name-asian="Liberation Serif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fo:font-weight="bold" officeooo:rsid="2e36690e" officeooo:paragraph-rsid="2e36690e" style:font-name-asian="Liberation Serif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fo:font-weight="bold" officeooo:rsid="2e36690e" officeooo:paragraph-rsid="2e37aae2" style:font-name-asian="Liberation Serif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fo:font-weight="bold" officeooo:rsid="2e46631e" officeooo:paragraph-rsid="2e472d47" style:font-name-asian="Liberation Serif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fo:font-weight="bold" officeooo:rsid="2e6e6461" officeooo:paragraph-rsid="2e79f778" style:font-name-asian="Liberation Serif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officeooo:paragraph-rsid="2e59b174" style:font-name-asian="Liberation Serif"/>
    </style:style>
    <style:style style:name="P260" style:family="paragraph" style:parent-style-name="Standard" style:list-style-name="L1">
      <style:text-properties fo:color="#333333" style:font-name="Liberation Serif" officeooo:paragraph-rsid="2e711e38" style:font-name-asian="Liberation Serif"/>
    </style:style>
    <style:style style:name="P261" style:family="paragraph" style:parent-style-name="Standard" style:list-style-name="L1">
      <style:text-properties fo:color="#333333" style:font-name="Liberation Serif" officeooo:rsid="2e6e6461" officeooo:paragraph-rsid="2e6e6461" style:font-name-asian="Liberation Serif"/>
    </style:style>
    <style:style style:name="P262" style:family="paragraph" style:parent-style-name="Standard" style:list-style-name="L1">
      <style:text-properties fo:color="#333333" style:font-name="Liberation Serif" officeooo:rsid="2e6e6461" officeooo:paragraph-rsid="2e78131a" style:font-name-asian="Liberation Serif"/>
    </style:style>
    <style:style style:name="P263" style:family="paragraph" style:parent-style-name="Standard" style:list-style-name="L1">
      <style:text-properties fo:color="#333333" style:font-name="Liberation Serif" officeooo:rsid="2e6e6461" officeooo:paragraph-rsid="2e730667" style:font-name-asian="Liberation Serif"/>
    </style:style>
    <style:style style:name="P264" style:family="paragraph" style:parent-style-name="Standard" style:list-style-name="L1">
      <style:text-properties fo:color="#333333" style:font-name="Liberation Serif" officeooo:rsid="2e6e6461" officeooo:paragraph-rsid="2e7bfa08" style:font-name-asian="Liberation Serif"/>
    </style:style>
    <style:style style:name="P265" style:family="paragraph" style:parent-style-name="Standard" style:list-style-name="L1">
      <style:text-properties fo:color="#333333" style:font-name="Liberation Serif" officeooo:rsid="2e6e6461" officeooo:paragraph-rsid="2e79f778" style:font-name-asian="Liberation Serif"/>
    </style:style>
    <style:style style:name="P266" style:family="paragraph" style:parent-style-name="Standard" style:list-style-name="L1">
      <style:text-properties fo:color="#1c1c1c" style:font-name="標楷體1" fo:font-size="17pt" fo:font-weight="bold" officeooo:rsid="2b816f70" officeooo:paragraph-rsid="2ba9644c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1c1c1c" style:font-name="標楷體1" fo:font-size="17pt" fo:font-weight="bold" officeooo:rsid="24743952" officeooo:paragraph-rsid="25d2a24a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officeooo:rsid="2e4862ac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fo:font-weight="bold" officeooo:rsid="2e6e6461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 fo:font-size="17pt" fo:font-weight="bold" officeooo:rsid="2e6f3357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2e711e38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2e78131a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2e788029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2e79f778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2e7bfa08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font-name="標楷體1" style:font-name-asian="標楷體1"/>
    </style:style>
    <style:style style:name="T12" style:family="text">
      <style:text-properties style:font-name="標楷體1" officeooo:rsid="2d9b58d2" style:font-name-asian="標楷體1"/>
    </style:style>
    <style:style style:name="T13" style:family="text">
      <style:text-properties style:font-name="標楷體1" officeooo:rsid="2d9c734e" style:font-name-asian="標楷體1"/>
    </style:style>
    <style:style style:name="T14" style:family="text">
      <style:text-properties style:font-name="標楷體1" officeooo:rsid="2d9f1281" style:font-name-asian="標楷體1"/>
    </style:style>
    <style:style style:name="T15" style:family="text">
      <style:text-properties style:font-name="標楷體1" officeooo:rsid="2da17ea9" style:font-name-asian="標楷體1"/>
    </style:style>
    <style:style style:name="T16" style:family="text">
      <style:text-properties style:font-name="標楷體1" officeooo:rsid="245747f2" style:font-name-asian="標楷體1"/>
    </style:style>
    <style:style style:name="T17" style:family="text">
      <style:text-properties style:font-name="標楷體1" officeooo:rsid="2e37155f" style:font-name-asian="標楷體1"/>
    </style:style>
    <style:style style:name="T18" style:family="text">
      <style:text-properties style:font-name="標楷體1" officeooo:rsid="2e37aae2" style:font-name-asian="標楷體1"/>
    </style:style>
    <style:style style:name="T19" style:family="text">
      <style:text-properties style:font-name="標楷體1" officeooo:rsid="2e406931" style:font-name-asian="標楷體1"/>
    </style:style>
    <style:style style:name="T20" style:family="text">
      <style:text-properties style:font-name="標楷體1" officeooo:rsid="2e415e88" style:font-name-asian="標楷體1"/>
    </style:style>
    <style:style style:name="T21" style:family="text">
      <style:text-properties style:font-name="標楷體1" officeooo:rsid="2e46631e" style:font-name-asian="標楷體1"/>
    </style:style>
    <style:style style:name="T22" style:family="text">
      <style:text-properties style:font-name="標楷體1" officeooo:rsid="2e4671e5" style:font-name-asian="標楷體1"/>
    </style:style>
    <style:style style:name="T23" style:family="text">
      <style:text-properties style:font-name="標楷體1" officeooo:rsid="2eaca173" style:font-name-asian="標楷體1"/>
    </style:style>
    <style:style style:name="T24" style:family="text">
      <style:text-properties style:font-name="標楷體1" officeooo:rsid="2eb048db" style:font-name-asian="標楷體1"/>
    </style:style>
    <style:style style:name="T25" style:family="text">
      <style:text-properties style:font-name="標楷體1" officeooo:rsid="2eb089c6" style:font-name-asian="標楷體1"/>
    </style:style>
    <style:style style:name="T26" style:family="text">
      <style:text-properties style:font-name="標楷體1" officeooo:rsid="2ebda572" style:font-name-asian="標楷體1"/>
    </style:style>
    <style:style style:name="T27" style:family="text">
      <style:text-properties style:font-name="標楷體1" officeooo:rsid="2ed5c4d5" style:font-name-asian="標楷體1"/>
    </style:style>
    <style:style style:name="T28" style:family="text">
      <style:text-properties style:font-name="標楷體1" officeooo:rsid="2ed6ed2c" style:font-name-asian="標楷體1"/>
    </style:style>
    <style:style style:name="T29" style:family="text">
      <style:text-properties style:font-name="標楷體1" officeooo:rsid="2ed705a3" style:font-name-asian="標楷體1"/>
    </style:style>
    <style:style style:name="T30" style:family="text">
      <style:text-properties style:font-name="標楷體1" officeooo:rsid="2e4862ac" style:font-name-asian="標楷體1"/>
    </style:style>
    <style:style style:name="T31" style:family="text">
      <style:text-properties style:font-name="標楷體1" officeooo:rsid="2ed81fc8" style:font-name-asian="標楷體1"/>
    </style:style>
    <style:style style:name="T32" style:family="text">
      <style:text-properties style:font-name="標楷體1" style:text-underline-style="none" style:font-name-asian="標楷體1"/>
    </style:style>
    <style:style style:name="T33" style:family="text">
      <style:text-properties style:font-name="標楷體1" style:text-underline-style="none" officeooo:rsid="2659534a" style:font-name-asian="標楷體1"/>
    </style:style>
    <style:style style:name="T34" style:family="text">
      <style:text-properties style:font-name="標楷體1" style:text-underline-style="none" officeooo:rsid="2eeccb94" style:font-name-asian="標楷體1"/>
    </style:style>
    <style:style style:name="T35" style:family="text">
      <style:text-properties style:font-name="標楷體1" style:text-underline-style="none" officeooo:rsid="2d9b58d2" style:font-name-asian="標楷體1"/>
    </style:style>
    <style:style style:name="T36" style:family="text">
      <style:text-properties style:font-name="標楷體1" style:text-underline-style="none" officeooo:rsid="2d9c734e" style:font-name-asian="標楷體1"/>
    </style:style>
    <style:style style:name="T37" style:family="text">
      <style:text-properties style:font-name="標楷體1" style:text-underline-style="none" officeooo:rsid="2eeed175" style:font-name-asian="標楷體1"/>
    </style:style>
    <style:style style:name="T38" style:family="text">
      <style:text-properties style:font-name="標楷體1" style:text-underline-style="none" officeooo:rsid="2ef2565e" style:font-name-asian="標楷體1"/>
    </style:style>
    <style:style style:name="T39" style:family="text">
      <style:text-properties style:font-name="標楷體1" style:text-underline-style="none" officeooo:rsid="2ef52e75" style:font-name-asian="標楷體1"/>
    </style:style>
    <style:style style:name="T40" style:family="text">
      <style:text-properties style:font-name="標楷體1" style:text-underline-style="none" officeooo:rsid="2eff2cfb" style:font-name-asian="標楷體1"/>
    </style:style>
    <style:style style:name="T41" style:family="text">
      <style:text-properties style:font-name="標楷體1" style:text-underline-style="none" officeooo:rsid="2f0c1758" style:font-name-asian="標楷體1"/>
    </style:style>
    <style:style style:name="T42" style:family="text">
      <style:text-properties style:font-name="標楷體1" style:text-underline-style="none" officeooo:rsid="2f0c3920" style:font-name-asian="標楷體1"/>
    </style:style>
    <style:style style:name="T43" style:family="text">
      <style:text-properties style:font-name="標楷體1" style:text-underline-style="none" officeooo:rsid="2f0e1c64" style:font-name-asian="標楷體1"/>
    </style:style>
    <style:style style:name="T44" style:family="text">
      <style:text-properties style:font-name="標楷體1" officeooo:rsid="2ed6ed2c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a7edee9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1f9386ea" style:font-name-complex="標楷體"/>
    </style:style>
    <style:style style:name="T49" style:family="text">
      <style:text-properties style:font-name-asian="標楷體1"/>
    </style:style>
    <style:style style:name="T50" style:family="text">
      <style:text-properties officeooo:rsid="2d9c734e" style:font-name-asian="標楷體1"/>
    </style:style>
    <style:style style:name="T51" style:family="text">
      <style:text-properties officeooo:rsid="2d9f1281" style:font-name-asian="標楷體1"/>
    </style:style>
    <style:style style:name="T52" style:family="text">
      <style:text-properties officeooo:rsid="2da17ea9" style:font-name-asian="標楷體1"/>
    </style:style>
    <style:style style:name="T53" style:family="text">
      <style:text-properties officeooo:rsid="2e83478d" style:font-name-asian="標楷體1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fo:color="#050505"/>
    </style:style>
    <style:style style:name="T56" style:family="text">
      <style:text-properties fo:color="#050505" style:font-name="標楷體1" officeooo:rsid="2eb048db" style:font-name-asian="標楷體1"/>
    </style:style>
    <style:style style:name="T57" style:family="text">
      <style:text-properties fo:color="#050505" style:font-name="標楷體1" officeooo:rsid="2eb3cbc2" style:font-name-asian="標楷體1"/>
    </style:style>
    <style:style style:name="T58" style:family="text">
      <style:text-properties fo:color="#050505" style:font-name="標楷體1" officeooo:rsid="2ebda572" style:font-name-asian="標楷體1"/>
    </style:style>
    <style:style style:name="T59" style:family="text">
      <style:text-properties fo:color="#050505" style:font-name="Liberation Serif" style:text-underline-style="none" officeooo:rsid="0e6e4ba1" style:font-name-complex="標楷體"/>
    </style:style>
    <style:style style:name="T60" style:family="text">
      <style:text-properties fo:color="#050505" style:font-name="Liberation Serif" style:font-name-asian="標楷體1"/>
    </style:style>
    <style:style style:name="T61" style:family="text">
      <style:text-properties fo:color="#050505" fo:background-color="transparent" loext:char-shading-value="0"/>
    </style:style>
    <style:style style:name="T62" style:family="text">
      <style:text-properties style:font-name="Liberation Serif" style:text-underline-style="none" officeooo:rsid="24a3830c"/>
    </style:style>
    <style:style style:name="T63" style:family="text">
      <style:text-properties style:font-name="Liberation Serif" style:text-underline-style="none" style:font-name-asian="標楷體1"/>
    </style:style>
    <style:style style:name="T64" style:family="text">
      <style:text-properties style:font-name="Liberation Serif" style:text-underline-style="none" officeooo:rsid="2d9c734e" style:font-name-asian="標楷體1"/>
    </style:style>
    <style:style style:name="T65" style:family="text">
      <style:text-properties officeooo:rsid="245747f2"/>
    </style:style>
    <style:style style:name="T66" style:family="text">
      <style:text-properties officeooo:rsid="25299469"/>
    </style:style>
    <style:style style:name="T67" style:family="text">
      <style:text-properties fo:color="#010101"/>
    </style:style>
    <style:style style:name="T68" style:family="text">
      <style:text-properties fo:color="#010101" style:font-name-asian="標楷體1"/>
    </style:style>
    <style:style style:name="T69" style:family="text">
      <style:text-properties fo:color="#010101" officeooo:rsid="2d71bb6b"/>
    </style:style>
    <style:style style:name="T70" style:family="text">
      <style:text-properties officeooo:rsid="25e90654"/>
    </style:style>
    <style:style style:name="T71" style:family="text">
      <style:text-properties officeooo:rsid="260b995c"/>
    </style:style>
    <style:style style:name="T72" style:family="text">
      <style:text-properties officeooo:rsid="260c456f"/>
    </style:style>
    <style:style style:name="T73" style:family="text">
      <style:text-properties officeooo:rsid="2615c2c3"/>
    </style:style>
    <style:style style:name="T74" style:family="text">
      <style:text-properties officeooo:rsid="2637ae2b"/>
    </style:style>
    <style:style style:name="T75" style:family="text">
      <style:text-properties officeooo:rsid="267fa159"/>
    </style:style>
    <style:style style:name="T76" style:family="text">
      <style:text-properties officeooo:rsid="26835064"/>
    </style:style>
    <style:style style:name="T77" style:family="text">
      <style:text-properties officeooo:rsid="2685ac5b"/>
    </style:style>
    <style:style style:name="T78" style:family="text">
      <style:text-properties officeooo:rsid="268a9f69"/>
    </style:style>
    <style:style style:name="T79" style:family="text">
      <style:text-properties officeooo:rsid="26af66d1"/>
    </style:style>
    <style:style style:name="T80" style:family="text">
      <style:text-properties officeooo:rsid="26b13f91"/>
    </style:style>
    <style:style style:name="T81" style:family="text">
      <style:text-properties officeooo:rsid="27ba669a"/>
    </style:style>
    <style:style style:name="T82" style:family="text">
      <style:text-properties officeooo:rsid="29a3d75d"/>
    </style:style>
    <style:style style:name="T83" style:family="text">
      <style:text-properties officeooo:rsid="29a880fc"/>
    </style:style>
    <style:style style:name="T84" style:family="text">
      <style:text-properties officeooo:rsid="29aff310"/>
    </style:style>
    <style:style style:name="T85" style:family="text">
      <style:text-properties officeooo:rsid="29f0eade"/>
    </style:style>
    <style:style style:name="T86" style:family="text">
      <style:text-properties officeooo:rsid="2bbdeb07"/>
    </style:style>
    <style:style style:name="T87" style:family="text">
      <style:text-properties officeooo:rsid="2da45b3f"/>
    </style:style>
    <style:style style:name="T88" style:family="text">
      <style:text-properties officeooo:rsid="2da4c92a"/>
    </style:style>
    <style:style style:name="T89" style:family="text">
      <style:text-properties officeooo:rsid="2dabd0ac"/>
    </style:style>
    <style:style style:name="T90" style:family="text">
      <style:text-properties officeooo:rsid="2dacf501"/>
    </style:style>
    <style:style style:name="T91" style:family="text">
      <style:text-properties officeooo:rsid="2db66352"/>
    </style:style>
    <style:style style:name="T92" style:family="text">
      <style:text-properties officeooo:rsid="2db7cca8"/>
    </style:style>
    <style:style style:name="T93" style:family="text">
      <style:text-properties fo:font-size="17pt" fo:font-weight="bold" officeooo:rsid="2e4862ac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officeooo:rsid="2e86c34c"/>
    </style:style>
    <style:style style:name="T95" style:family="text">
      <style:text-properties officeooo:rsid="2ea9ba31"/>
    </style:style>
    <style:style style:name="T96" style:family="text">
      <style:text-properties officeooo:rsid="2ec73047"/>
    </style:style>
    <style:style style:name="T97" style:family="text">
      <style:text-properties officeooo:rsid="2ed0341e"/>
    </style:style>
    <style:style style:name="T98" style:family="text">
      <style:text-properties officeooo:rsid="2ed5c4d5"/>
    </style:style>
    <style:style style:name="T99" style:family="text">
      <style:text-properties officeooo:rsid="2ed6ed2c"/>
    </style:style>
    <style:style style:name="T100" style:family="text">
      <style:text-properties officeooo:rsid="2ed81fc8"/>
    </style:style>
    <style:style style:name="T101" style:family="text">
      <style:text-properties officeooo:rsid="2e4862ac"/>
    </style:style>
    <style:style style:name="T102" style:family="text">
      <style:text-properties style:font-name="Arial1" style:font-name-asian="Arial1"/>
    </style:style>
    <style:style style:name="T103" style:family="text">
      <style:text-properties style:font-name="Arial1" officeooo:rsid="2bbdeb07" style:font-name-asian="Arial1"/>
    </style:style>
    <style:style style:name="T104" style:family="text">
      <style:text-properties style:font-name="Arial1" officeooo:rsid="267fa159" style:font-name-asian="Arial1"/>
    </style:style>
    <style:style style:name="T105" style:family="text">
      <style:text-properties style:font-name="Arial1" officeooo:rsid="26835064" style:font-name-asian="Arial1"/>
    </style:style>
    <style:style style:name="T106" style:family="text">
      <style:text-properties style:font-name="Arial1" officeooo:rsid="2685ac5b" style:font-name-asian="Arial1"/>
    </style:style>
    <style:style style:name="T107" style:family="text">
      <style:text-properties style:font-name="Arial1" officeooo:rsid="268a9f69" style:font-name-asian="Arial1"/>
    </style:style>
    <style:style style:name="T108" style:family="text">
      <style:text-properties style:font-name="Arial1" officeooo:rsid="2ea9ba31" style:font-name-asian="Arial1"/>
    </style:style>
    <style:style style:name="T109" style:family="text">
      <style:text-properties style:font-name="Arial1" officeooo:rsid="2eaca173" style:font-name-asian="Arial1"/>
    </style:style>
    <style:style style:name="T110" style:family="text">
      <style:text-properties style:font-name="Arial1" officeooo:rsid="2ebda572" style:font-name-asian="Arial1"/>
    </style:style>
    <style:style style:name="T111" style:family="text">
      <style:text-properties style:font-name="Arial1" officeooo:rsid="2e46631e" style:font-name-asian="Arial1"/>
    </style:style>
    <style:style style:name="T112" style:family="text">
      <style:text-properties style:font-name="Arial1" officeooo:rsid="2e86c34c" style:font-name-asian="Arial1"/>
    </style:style>
    <style:style style:name="T113" style:family="text">
      <style:text-properties style:font-name="Arial1" officeooo:rsid="2ec73047" style:font-name-asian="Arial1"/>
    </style:style>
    <style:style style:name="T114" style:family="text">
      <style:text-properties style:font-name="Arial1" officeooo:rsid="2ed0341e" style:font-name-asian="Arial1"/>
    </style:style>
    <style:style style:name="T115" style:family="text">
      <style:text-properties style:font-name="Arial1" officeooo:rsid="2e83478d" style:font-name-asian="Arial1"/>
    </style:style>
    <style:style style:name="T116" style:family="text">
      <style:text-properties style:font-name="Arial1" officeooo:rsid="2db66352" style:font-name-asian="Arial1"/>
    </style:style>
    <style:style style:name="T117" style:family="text">
      <style:text-properties style:font-name="Arial1" officeooo:rsid="2db7cca8" style:font-name-asian="Arial1"/>
    </style:style>
    <style:style style:name="T118" style:family="text">
      <style:text-properties style:font-name="Arial1" fo:font-size="17pt" fo:font-weight="bold" officeooo:rsid="2e788029" style:font-name-asian="Arial1" style:font-size-asian="17pt" style:language-asian="zh" style:country-asian="TW" style:font-weight-asian="bold" style:font-size-complex="17pt" style:font-weight-complex="bold"/>
    </style:style>
    <style:style style:name="T119" style:family="text">
      <style:text-properties style:font-name="Arial1" style:text-underline-style="none" officeooo:rsid="2eeccb94" style:font-name-asian="Arial1"/>
    </style:style>
    <style:style style:name="T120" style:family="text">
      <style:text-properties style:font-name="Arial1" style:text-underline-style="none" officeooo:rsid="2f0c1758" style:font-name-asian="Arial1"/>
    </style:style>
    <style:style style:name="T121" style:family="text">
      <style:text-properties style:font-name="Arial1" style:text-underline-style="none" officeooo:rsid="2f0c3920" style:font-name-asian="Arial1"/>
    </style:style>
    <style:style style:name="T122" style:family="text">
      <style:text-properties style:font-name="Arial1" style:text-underline-style="none" officeooo:rsid="2f0e1c64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6777206" text:style-name="L1">
        <text:list-item>
          <text:p text:style-name="P1"><text:bookmark-start text:name="時間"/>時間<text:bookmark-end text:name="時間"/></text:p>
          <text:list>
            <text:list-item>
              <text:p text:style-name="P2">時間 有兩種。</text:p>
              <text:list>
                <text:list-item>
                  <text:p text:style-name="P3">第一種時間 是 絕對型時間。</text:p>
                  <text:list>
                    <text:list-item>
                      <text:p text:style-name="P1">時間 是 儲量。</text:p>
                    </text:list-item>
                    <text:list-item>
                      <text:p text:style-name="P2">明顯例子，彈簧。</text:p>
                      <text:list>
                        <text:list-item>
                          <text:p text:style-name="P2">彈簧力 是 能量。</text:p>
                        </text:list-item>
                        <text:list-item>
                          <text:p text:style-name="P4">彈簧壓縮長度 是 儲量。</text:p>
                        </text:list-item>
                      </text:list>
                    </text:list-item>
                  </text:list>
                </text:list-item>
                <text:list-item>
                  <text:p text:style-name="P4">第二種時間 是 相對型時間。</text:p>
                  <text:list>
                    <text:list-item>
                      <text:p text:style-name="P1">時間 是 變化。</text:p>
                    </text:list-item>
                    <text:list-item>
                      <text:p text:style-name="P5">明顯例子，假定，某一特定封閉式系統的 一切 都 同步 變慢，該系統的 時間 變慢。</text:p>
                      <text:list>
                        <text:list-item>
                          <text:p text:style-name="P6">封閉式系統 是 封閉系統、封閉個體、封閉式個體。</text:p>
                        </text:list-item>
                        <text:list-item>
                          <text:p text:style-name="P6">一切 是 &lt;?n&gt;~&lt;?u&gt; 個體。</text:p>
                          <text:list>
                            <text:list-item>
                              <text:p text:style-name="P7">&lt;?n&gt;~&lt;?u&gt; 個體 是 蘊含、被蘊含 該封閉式系統 的 個體。</text:p>
                              <text:list>
                                <text:list-item>
                                  <text:p text:style-name="P8">&lt;?n&gt;~&lt;?u&gt; 個體 是 蘊含 該封閉式系統 的 個體。</text:p>
                                  <text:list>
                                    <text:list-item>
                                      <text:p text:style-name="P88">已知，該封閉式系統 是 封閉式系統。</text:p>
                                    </text:list-item>
                                    <text:list-item>
                                      <text:p text:style-name="P89">該個體 有 兩種 情況。</text:p>
                                      <text:list>
                                        <text:list-item>
                                          <text:p text:style-name="P88">情況一 是 蘊含該封閉系統以外的一切，都是 剛體。</text:p>
                                          <text:list>
                                            <text:list-item>
                                              <text:p text:style-name="P88">剛體 不存在。</text:p>
                                            </text:list-item>
                                            <text:list-item>
                                              <text:p text:style-name="P88">情況一 不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8">情況二 是 蘊含該封閉系統以外的一切、該封閉系統 不會 交互作用。</text:p>
                                          <text:list>
                                            <text:list-item>
                                              <text:p text:style-name="P90">蘊含該封閉系統以外的一切 存在、變化 有機率影響到 該個體。</text:p>
                                            </text:list-item>
                                            <text:list-item>
                                              <text:p text:style-name="P90">該影響 不會影響到 該封閉式系統。</text:p>
                                            </text:list-item>
                                            <text:list-item>
                                              <text:p text:style-name="P91">原因很明顯，該影響 不會 影響到 封閉式系統。</text:p>
                                            </text:list-item>
                                            <text:list-item>
                                              <text:p text:style-name="P92">原因很明顯，該影響 有機率會 影響到 開放式系統。</text:p>
                                            </text:list-item>
                                            <text:list-item>
                                              <text:p text:style-name="P93">原因很明顯，封閉式系統 只會被 內在物質、內部機制 影響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">&lt;?n&gt;~&lt;?u&gt; 個體 是 被 該封閉式系統 蘊含的 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一切 是 感測、交互作用。</text:p>
                        </text:list-item>
                        <text:list-item>
                          <text:p text:style-name="P9">一切 是 內部機制、內部運作、內部狀態轉移。</text:p>
                        </text:list-item>
                      </text:list>
                    </text:list-item>
                    <text:list-item>
                      <text:p text:style-name="P9">明顯例子，假定，某一特定封閉式系統的 一切 都 同步 停止，該系統的 時間 停止。</text:p>
                      <text:list>
                        <text:list-item>
                          <text:p text:style-name="P9">時間 停止 是 時間暫停。</text:p>
                        </text:list-item>
                      </text:list>
                    </text:list-item>
                    <text:list-item>
                      <text:p text:style-name="P5">明顯例子，假定，某一特定封閉式系統的 一切 都 同步 變快，該系統的 時間 變快。</text:p>
                    </text:list-item>
                  </text:list>
                </text:list-item>
                <text:list-item>
                  <text:p text:style-name="P94">第一種時間 <text:span text:style-name="T102">↔</text:span> 第二種時間。</text:p>
                  <text:list>
                    <text:list-item>
                      <text:p text:style-name="P95">開放<text:span text:style-name="T65">式個體</text:span>、封閉<text:span text:style-name="T65">式個體</text:span> <text:span text:style-name="T102">↔</text:span> 封閉<text:span text:style-name="T65">式個體</text:span>。</text:p>
                    </text:list-item>
                    <text:list-item>
                      <text:p text:style-name="P95">絕對型時間 <text:span text:style-name="T102">↔</text:span> 相對型時間。</text:p>
                      <text:list>
                        <text:list-item>
                          <text:p text:style-name="P96">絕對型時間 不是 <text:span text:style-name="T81">絕對型統一標準的 時間。</text:span></text:p>
                          <text:list>
                            <text:list-item>
                              <text:p text:style-name="P113">絕對型統一標準 是 全域性、唯一性、剛體性 統一標準。</text:p>
                            </text:list-item>
                          </text:list>
                        </text:list-item>
                        <text:list-item>
                          <text:p text:style-name="P97">絕對型時間 是 該個體的<text:span text:style-name="T81"> 時間。</text:span></text:p>
                          <text:list>
                            <text:list-item>
                              <text:p text:style-name="P97">絕對型時間 是 該個體（自己）的<text:span text:style-name="T81">統一（共振、共識、共鳴）標準的 時間。</text:span></text:p>
                            </text:list-item>
                          </text:list>
                        </text:list-item>
                        <text:list-item>
                          <text:p text:style-name="P96">絕對型時間 是 該個體蘊含的某一特定儲量 等於 <text:span text:style-name="T81">時間。</text:span></text:p>
                          <text:list>
                            <text:list-item>
                              <text:p text:style-name="P98">不論，<text:span text:style-name="T65">&lt;?n&gt;~&lt;?u&gt; 個體 是否有在 變化，只要 該儲量 變化，時間 就在 變化。</text:span></text:p>
                              <text:list>
                                <text:list-item>
                                  <text:p text:style-name="P10">變化 是 &lt;?n&gt;~&lt;?u&gt; 個體 運動、狀態轉移、內部機制運作、感測、交互作用。</text:p>
                                </text:list-item>
                                <text:list-item>
                                  <text:p text:style-name="P99">變化 是 儲量減少、儲量維持、儲量增加。</text:p>
                                </text:list-item>
                                <text:list-item>
                                  <text:p text:style-name="P98">變化 是 時間流逝、時間暫停、時間倒流。</text:p>
                                  <text:list>
                                    <text:list-item>
                                      <text:p text:style-name="P98">時間 整體 流逝、暫停、倒流。</text:p>
                                      <text:list>
                                        <text:list-item>
                                          <text:p text:style-name="P98">明顯例子，放開被壓縮的彈簧，彈簧 伸長，儲量 減少，時間 流逝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0">該個體 是 以 某一特定儲量 為 唯一的 時間單位。</text:p>
                              <text:list>
                                <text:list-item>
                                  <text:p text:style-name="P100">唯一 是 統一、絕對、參考座標系。</text:p>
                                </text:list-item>
                                <text:list-item>
                                  <text:p text:style-name="P100">時間單位 是 時間標準、時間依據、時間指標。</text:p>
                                </text:list-item>
                                <text:list-item>
                                  <text:p text:style-name="P98">明顯例子，彈簧的 彈簧壓縮長度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相對型時間 是 相依於 <text:span text:style-name="T65">&lt;?n&gt;~&lt;?u&gt; 個體的 一切。</text:span></text:p>
                          <text:list>
                            <text:list-item>
                              <text:p text:style-name="P7">只要 &lt;?n&gt;~&lt;?u&gt; 個體 變化，時間 就在 變化。</text:p>
                              <text:list>
                                <text:list-item>
                                  <text:p text:style-name="P102">變化 是 正向反應、沒有反應、逆向反應。</text:p>
                                  <text:list>
                                    <text:list-item>
                                      <text:p text:style-name="P102">正向反應 是 正反應。</text:p>
                                      <text:list>
                                        <text:list-item>
                                          <text:p text:style-name="P102">沒有反應 是 暫停反應、沒有交互作用、同步型慣性狀態。</text:p>
                                        </text:list-item>
                                        <text:list-item>
                                          <text:p text:style-name="P266">（逆向反應 在 本文件 下面 有 描述）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2">反應 是 運動、運作、作用、狀態轉移、內部機制、感測、交互作用。</text:p>
                                    </text:list-item>
                                  </text:list>
                                </text:list-item>
                                <text:list-item>
                                  <text:p text:style-name="P102">變化 是 時間流逝、時間暫停、時間倒流。</text:p>
                                  <text:list>
                                    <text:list-item>
                                      <text:p text:style-name="P102">時間 有機率 全域、區域、相依、獨立、同步、異步 流逝、暫停、倒流。</text:p>
                                    </text:list-item>
                                    <text:list-item>
                                      <text:p text:style-name="P103">明顯例子，某一特定物體，<text:span text:style-name="T65">物理定律 正反應，化學反應 逆反應。</text:span></text:p>
                                      <text:list>
                                        <text:list-item>
                                          <text:p text:style-name="P103">該個體的，物理定律型時間 流逝，化學反應型時間 倒流。</text:p>
                                        </text:list-item>
                                        <text:list-item>
                                          <text:p text:style-name="P104">假定，其他個體 認定，物理定律型時間 是 時間。</text:p>
                                          <text:list>
                                            <text:list-item>
                                              <text:p text:style-name="P105">該其他個體 有機率認定，該個體的 <text:span text:style-name="T65">物理定律</text:span> 是 正反應。</text:p>
                                            </text:list-item>
                                            <text:list-item>
                                              <text:p text:style-name="P104">該其他個體 有機率認定，該個體的 化學反應 是 逆反應。</text:p>
                                            </text:list-item>
                                            <text:list-item>
                                              <text:p text:style-name="P104">該其他個體 有機率認定，該個體的 化學反應型時間 倒流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4">假定，其他個體 認定，化學反應型時間 是 時間。</text:p>
                                          <text:list>
                                            <text:list-item>
                                              <text:p text:style-name="P104">該其他個體 有機率認定，該個體的 化學反應 是 正反應。</text:p>
                                            </text:list-item>
                                            <text:list-item>
                                              <text:p text:style-name="P104">該其他個體 有機率認定，該個體的 <text:span text:style-name="T65">物理定律</text:span> 是 逆反應。</text:p>
                                            </text:list-item>
                                            <text:list-item>
                                              <text:p text:style-name="P104">該其他個體 有機率認定，該個體的 <text:span text:style-name="T65">物理定律</text:span>型時間 倒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6">不同 類型時間 之間，有機率是 線性、曲線、指數、函數、幾何 關係。</text:p>
                                    </text:list-item>
                                    <text:list-item>
                                      <text:p text:style-name="P107">不同 類型時間 之間，有機率是 正相關、負相關、無相關。</text:p>
                                    </text:list-item>
                                    <text:list-item>
                                      <text:p text:style-name="P107">不同 類型時間 之間，有機率是 連續相關、區間相關、奇異點相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某一特定儲量 是 唯一的 時間單位 <text:span text:style-name="T103">↔</text:span><text:span text:style-name="T86"> </text:span>某一特定儲量 不是 唯一的 時間單位。</text:p>
                    </text:list-item>
                    <text:list-item>
                      <text:p text:style-name="P108">只有一種時間 <text:span text:style-name="T103">↔</text:span><text:span text:style-name="T86"> 有零種（以上）時間。</text:span></text:p>
                    </text:list-item>
                    <text:list-item>
                      <text:p text:style-name="P109">該個體的內部個體，有一致的時間觀念 <text:span text:style-name="T103">↔</text:span><text:span text:style-name="T86"> 有零種（以上）的時間觀念。</text:span></text:p>
                      <text:list>
                        <text:list-item>
                          <text:p text:style-name="P110">有一致的時間觀念。</text:p>
                          <text:list>
                            <text:list-item>
                              <text:p text:style-name="P110">個體 有 相同的、唯一的、同質的 類型時間</text:p>
                            </text:list-item>
                            <text:list-item>
                              <text:p text:style-name="P110">時間 規則、體制、機制 相同，不同 個體認定的 時間、變化 相同。</text:p>
                            </text:list-item>
                          </text:list>
                        </text:list-item>
                        <text:list-item>
                          <text:p text:style-name="P127">有零種（以上）的時間觀念。</text:p>
                          <text:list>
                            <text:list-item>
                              <text:p text:style-name="P111">個體 有機率有 不同的、多樣的、異質的 類型時間。</text:p>
                            </text:list-item>
                            <text:list-item>
                              <text:p text:style-name="P112">時間 規則、體制、機制 相同，不同 個體認定的 時間、變化 有機率 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時間 有機率不是 空間的 儲量。</text:p>
              <text:list>
                <text:list-item>
                  <text:p text:style-name="P2">時間、空間 有機率，沒有 直接 相關性。</text:p>
                </text:list-item>
                <text:list-item>
                  <text:p text:style-name="P11">時間、空間 有機率，有 間接 相關性。</text:p>
                </text:list-item>
                <text:list-item>
                  <text:p text:style-name="P12">時間、空間 有機率，獨立 存在。</text:p>
                </text:list-item>
                <text:list-item>
                  <text:p text:style-name="P12">時間 有機率 不存在。</text:p>
                </text:list-item>
                <text:list-item>
                  <text:p text:style-name="P12">時間的 終極本質 有機率是 變化（現象）。</text:p>
                  <text:list>
                    <text:list-item>
                      <text:p text:style-name="P12">變化 有機率蘊含 時間。</text:p>
                    </text:list-item>
                    <text:list-item>
                      <text:p text:style-name="P12">時間 有機率是 變化的 顯性特徵。</text:p>
                    </text:list-item>
                    <text:list-item>
                      <text:p text:style-name="P12">宗量 變化（本身），有機率產生 時間 現象。</text:p>
                    </text:list-item>
                    <text:list-item>
                      <text:p text:style-name="P12">明顯例子，&lt;_?3_&gt;個體的 終極本質 是 0、1。</text:p>
                      <text:list>
                        <text:list-item>
                          <text:p text:style-name="P12">該終極本質 有機率不蘊含 時間。</text:p>
                        </text:list-item>
                      </text:list>
                    </text:list-item>
                    <text:list-item>
                      <text:p text:style-name="P12">明顯例子，&lt;_?3_&gt;個體的 終極現象 是 <text:span text:style-name="T81">0→1、1→0。</text:span></text:p>
                      <text:list>
                        <text:list-item>
                          <text:p text:style-name="P114">該終極現象 有機率蘊含 時間。</text:p>
                        </text:list-item>
                        <text:list-item>
                          <text:p text:style-name="P114">震動、頻率、變化 有機率蘊含 時間。</text:p>
                        </text:list-item>
                      </text:list>
                    </text:list-item>
                  </text:list>
                </text:list-item>
                <text:list-item>
                  <text:p text:style-name="P115">時間 不是 剛體。</text:p>
                  <text:list>
                    <text:list-item>
                      <text:p text:style-name="P115">沒有 絕對型統一標準的 時間。</text:p>
                    </text:list-item>
                    <text:list-item>
                      <text:p text:style-name="P115">沒有 永恆不變的 時間。</text:p>
                    </text:list-item>
                  </text:list>
                </text:list-item>
                <text:list-item>
                  <text:p text:style-name="P114">時間、空間 的 明顯差別在 傳遞。</text:p>
                  <text:list>
                    <text:list-item>
                      <text:p text:style-name="P116">假定，某一特定個體 能夠穿越到10000公里之前的空間。</text:p>
                      <text:list>
                        <text:list-item>
                          <text:p text:style-name="P116">該個體 改變 該空間位置的 某一特定石頭個體。</text:p>
                          <text:list>
                            <text:list-item>
                              <text:p text:style-name="P116">10000公里之後的 其他石頭個體 不會 被改變。</text:p>
                            </text:list-item>
                            <text:list-item>
                              <text:p text:style-name="P116">10000公里之前，不會 傳遞到，10000公里之後。</text:p>
                              <text:list>
                                <text:list-item>
                                  <text:p text:style-name="P117">該某一特定石頭個體、該其他石頭個體 沒有 相依性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假定，某一特定個體 能夠穿越到10000世紀之前的時間。</text:p>
                      <text:list>
                        <text:list-item>
                          <text:p text:style-name="P118">該個體 改變 該時間位置的 其他個體。</text:p>
                          <text:list>
                            <text:list-item>
                              <text:p text:style-name="P118">10000世紀之後的 該其他個體 會 被改變。</text:p>
                            </text:list-item>
                            <text:list-item>
                              <text:p text:style-name="P119">10000世紀之前，會 傳遞到，10000世紀之後。</text:p>
                            </text:list-item>
                          </text:list>
                        </text:list-item>
                        <text:list-item>
                          <text:p text:style-name="P120">明顯例子，<text:span text:style-name="T48">變速齒輪組</text:span>。</text:p>
                          <text:list>
                            <text:list-item>
                              <text:p text:style-name="P120">（該<text:span text:style-name="T48">變速齒輪組</text:span>的）輸入端 位置，是 10000世紀之前 時間。</text:p>
                            </text:list-item>
                            <text:list-item>
                              <text:p text:style-name="P121">（該<text:span text:style-name="T48">變速齒輪組</text:span>的）輸出端 位置，是 當下 時間。</text:p>
                            </text:list-item>
                            <text:list-item>
                              <text:p text:style-name="P121">假定 該個體 是 動能個體。</text:p>
                              <text:list>
                                <text:list-item>
                                  <text:p text:style-name="P121">假定，該個體 從 輸入端，傳遞到 輸出端。</text:p>
                                </text:list-item>
                                <text:list-item>
                                  <text:p text:style-name="P121">該個體 有機率認定 距離間隔 是 時間間隔。</text:p>
                                </text:list-item>
                                <text:list-item>
                                  <text:p text:style-name="P121">該個體 有機率認定 傳遞路徑 是 兩點一線、線性、均勻。</text:p>
                                </text:list-item>
                                <text:list-item>
                                  <text:p text:style-name="P122">該個體 有機率認定 傳遞過程 是 時間流逝。</text:p>
                                </text:list-item>
                                <text:list-item>
                                  <text:p text:style-name="P122">該個體 有機率認定 時間經過 10000世紀。</text:p>
                                </text:list-item>
                                <text:list-item>
                                  <text:p text:style-name="P122">該個體 有機率認定 時間不可能 倒轉。</text:p>
                                </text:list-item>
                              </text:list>
                            </text:list-item>
                            <text:list-item>
                              <text:p text:style-name="P119">該個體 更換，輸入端的 齒輪比。</text:p>
                              <text:list>
                                <text:list-item>
                                  <text:p text:style-name="P120">該<text:span text:style-name="T48">變速齒輪組</text:span>的 運作 會 被改變。</text:p>
                                  <text:list>
                                    <text:list-item>
                                      <text:p text:style-name="P123">該運作是 該輸入端 之後的 運作。</text:p>
                                    </text:list-item>
                                    <text:list-item>
                                      <text:p text:style-name="P123">該輸入端 之前的 運作，有機率 不會 被改變。</text:p>
                                    </text:list-item>
                                  </text:list>
                                </text:list-item>
                                <text:list-item>
                                  <text:p text:style-name="P119">輸出端 會 被改變。</text:p>
                                </text:list-item>
                                <text:list-item>
                                  <text:p text:style-name="P124">該個體 有機率改變 齒輪轉速、齒輪轉向。</text:p>
                                  <text:list>
                                    <text:list-item>
                                      <text:p text:style-name="P124">該個體 有機率改變 過去、當下、未來。</text:p>
                                    </text:list-item>
                                    <text:list-item>
                                      <text:p text:style-name="P124">齒輪 是 &lt;?2&gt;個體。</text:p>
                                    </text:list-item>
                                    <text:list-item>
                                      <text:p text:style-name="P124">該個體 是 &lt;?1&gt;個體。</text:p>
                                    </text:list-item>
                                    <text:list-item>
                                      <text:p text:style-name="P124">該個體 有機率無法 更換 齒輪比。</text:p>
                                    </text:list-item>
                                    <text:list-item>
                                      <text:p text:style-name="P125">某一特定&lt;?2&gt;個體 有機率，更換 齒輪比。<text:span text:style-name="T61">（輕鬆、自在、隨意）</text:span></text:p>
                                    </text:list-item>
                                    <text:list-item>
                                      <text:p text:style-name="P126">某一特定&lt;?2&gt;個體 有機率，更換 磨損、龜裂、卡住 的 齒輪。</text:p>
                                    </text:list-item>
                                    <text:list-item>
                                      <text:p text:style-name="P126">每一個齒輪 蘊含的 動能個體、狀態、材質、機制、一切，有機率 不同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人類 測量 時間的方式 是（鐘擺、某一特定粒子 的）往返運動。</text:p>
              <text:list>
                <text:list-item>
                  <text:p text:style-name="P2">往返運動 是 週期性運動、自振盪。</text:p>
                </text:list-item>
                <text:list-item>
                  <text:p text:style-name="P2">相同 體積的&lt;?2&gt;個體、往返運動的路徑長度，佔有的 空間節點 越多，時間 越慢。</text:p>
                  <text:list>
                    <text:list-item>
                      <text:p text:style-name="P13">粒子 經過 一個節點，所需的、所消耗的、所經過的（儲量變化）時間 相同。</text:p>
                    </text:list-item>
                    <text:list-item>
                      <text:p text:style-name="P2">二維座標系，x軸 是 能量，y軸 是 儲量。</text:p>
                      <text:list>
                        <text:list-item>
                          <text:p text:style-name="P2">方程式 是 能量、儲量 的 轉換公式。</text:p>
                          <text:list>
                            <text:list-item>
                              <text:p text:style-name="P14">明顯例子，一維轉換公式，<text:span text:style-name="T46">彈簧（虎克定律）</text:span>。</text:p>
                            </text:list-item>
                            <text:list-item>
                              <text:p text:style-name="P14">明顯例子，二維轉換公式，<text:span text:style-name="T62">電磁波（麥</text:span><text:span text:style-name="T45">斯威爾</text:span><text:span text:style-name="T62">方程組）</text:span>。</text:p>
                            </text:list-item>
                          </text:list>
                        </text:list-item>
                        <text:list-item>
                          <text:p text:style-name="P15">x軸 是 空間，y軸 是 時間。</text:p>
                        </text:list-item>
                      </text:list>
                    </text:list-item>
                    <text:list-item>
                      <text:p text:style-name="P15">空間節點 的 明顯例子，節拍器（極座標系）。</text:p>
                      <text:list>
                        <text:list-item>
                          <text:p text:style-name="P15">（節拍器的）指針 <text:span text:style-name="T104">↔</text:span><text:span text:style-name="T75">（被&lt;_?3_&gt;個體蘊含的）&lt;?2&gt;個體。</text:span></text:p>
                          <text:list>
                            <text:list-item>
                              <text:p text:style-name="P15">半徑 <text:span text:style-name="T105">↔</text:span><text:span text:style-name="T76">（</text:span>空間節點的）空間密度。</text:p>
                              <text:list>
                                <text:list-item>
                                  <text:p text:style-name="P16">半徑 是 指針長度。</text:p>
                                </text:list-item>
                                <text:list-item>
                                  <text:p text:style-name="P17">半徑 越短，空間密度 越大，（單位空間大小 的）空間節點 越多。</text:p>
                                </text:list-item>
                                <text:list-item>
                                  <text:p text:style-name="P17">半徑 越短，指針的頂點位置 越接近 旋轉中心，</text:p>
                                </text:list-item>
                              </text:list>
                            </text:list-item>
                            <text:list-item>
                              <text:p text:style-name="P18">（往返運動的 最大）圓弧長 <text:span text:style-name="T106">↔</text:span><text:span text:style-name="T77"> 空間距離。</text:span></text:p>
                              <text:list>
                                <text:list-item>
                                  <text:p text:style-name="P19">圓弧長 是 指針頂點的 圓弧長、移動距離。</text:p>
                                </text:list-item>
                              </text:list>
                            </text:list-item>
                            <text:list-item>
                              <text:p text:style-name="P15">（往返運動的 最大）角度 <text:span text:style-name="T107">↔</text:span><text:span text:style-name="T78"> 時間距離。</text:span></text:p>
                              <text:list>
                                <text:list-item>
                                  <text:p text:style-name="P19">時間距離 是 <text:span text:style-name="T78">時間流逝、時間變化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">相同 角度，半徑 越短，圓弧長 越短。</text:p>
                        </text:list-item>
                        <text:list-item>
                          <text:p text:style-name="P21">相同 圓弧長，半徑 越短，（所需的）角度 越大。</text:p>
                          <text:list>
                            <text:list-item>
                              <text:p text:style-name="P22">相同（&lt;?2&gt;個體 的）震盪運動，空間密度 越大，（所需的）時間（流逝）越多。</text:p>
                            </text:list-item>
                            <text:list-item>
                              <text:p text:style-name="P22">假定，空間密度，第一個區域:第二個區域 是<text:span text:style-name="T79">1:x。</text:span></text:p>
                              <text:list>
                                <text:list-item>
                                  <text:p text:style-name="P128">&lt;?2&gt;個體 在 第一個區域 震盪運動x次。</text:p>
                                  <text:list>
                                    <text:list-item>
                                      <text:p text:style-name="P128">相當於，&lt;?2&gt;個體 在 第二個區域 震盪運動1次。</text:p>
                                    </text:list-item>
                                    <text:list-item>
                                      <text:p text:style-name="P129">（儲量）<text:span text:style-name="T78">時間距離 相同。</text:span></text:p>
                                    </text:list-item>
                                    <text:list-item>
                                      <text:p text:style-name="P23">（人類認定的）時間 不同。</text:p>
                                      <text:list>
                                        <text:list-item>
                                          <text:p text:style-name="P23">假定，某一特定<text:span text:style-name="T79">&lt;?2&gt;個體 使用</text:span>（人類認定的）時間。</text:p>
                                        </text:list-item>
                                        <text:list-item>
                                          <text:p text:style-name="P23">該<text:span text:style-name="T79">&lt;?2&gt;個體 有機率</text:span>認定 <text:span text:style-name="T78">時間流逝，第一個區域 快於 </text:span>第二個區域。</text:p>
                                          <text:list>
                                            <text:list-item>
                                              <text:p text:style-name="P24">該<text:span text:style-name="T79">&lt;?2&gt;個體 有機率</text:span>認定 <text:span text:style-name="T78">第一個區域 時間流逝 更快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">實際上，<text:span text:style-name="T80">（儲量）時間、</text:span>（人類認定的）時間 無相關。</text:p>
                                        </text:list-item>
                                        <text:list-item>
                                          <text:p text:style-name="P25"><text:span text:style-name="T80">（儲量）時間 是（實際）時間</text:span>。</text:p>
                                        </text:list-item>
                                        <text:list-item>
                                          <text:p text:style-name="P26">每個<text:span text:style-name="T78">區域的 時間（本身）、時間變化、時間變化變化 有機率 </text:span>不同<text:span text:style-name="T78">。</text:span></text:p>
                                          <text:list>
                                            <text:list-item>
                                              <text:p text:style-name="P27">每個<text:span text:style-name="T78">區域 是 </text:span>不同<text:span text:style-name="T78">&lt;?3&gt;個體、相同&lt;?3&gt;個體的</text:span>不同部位<text:span text:style-name="T78">。</text:span></text:p>
                                            </text:list-item>
                                            <text:list-item>
                                              <text:p text:style-name="P28"><text:span text:style-name="T78">時間 是 儲量</text:span>。</text:p>
                                            </text:list-item>
                                            <text:list-item>
                                              <text:p text:style-name="P29">不同 是 不同步、異步、有相依性、部分有相依性、無相依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假定，某一特定粒子 在做 往返運動。</text:p>
                </text:list-item>
                <text:list-item>
                  <text:p text:style-name="P2">假定，人類定義 該粒子 在 地球表面，往返1次 是 1秒鐘。</text:p>
                </text:list-item>
                <text:list-item>
                  <text:p text:style-name="P2">假定，地球表面，該粒子 的 往返運動 會 經過 <text:span text:style-name="T72">1</text:span>個 空間節點。</text:p>
                </text:list-item>
                <text:list-item>
                  <text:p text:style-name="P2">該粒子 送到 太陽表面。</text:p>
                  <text:list>
                    <text:list-item>
                      <text:p text:style-name="P30">已知，萬有引力，太陽 大於 地球。</text:p>
                    </text:list-item>
                    <text:list-item>
                      <text:p text:style-name="P30">假定，太陽表面，該粒子 的 往返運動 會 經過 x個 空間節點。</text:p>
                      <text:list>
                        <text:list-item>
                          <text:p text:style-name="P30">x 是 某一特定數值。</text:p>
                        </text:list-item>
                      </text:list>
                    </text:list-item>
                    <text:list-item>
                      <text:p text:style-name="P30">（相同 體積、路徑長度、單位空間）空間節點，太陽 多於 地球。</text:p>
                      <text:list>
                        <text:list-item>
                          <text:p text:style-name="P130">x &gt; 1。</text:p>
                        </text:list-item>
                      </text:list>
                    </text:list-item>
                  </text:list>
                </text:list-item>
                <text:list-item>
                  <text:p text:style-name="P2">（人類認定的）時間，太陽 慢於 地球 <text:span text:style-name="T71">x</text:span>倍。</text:p>
                  <text:list>
                    <text:list-item>
                      <text:p text:style-name="P31">原因很明顯，（人類認定的）時間 = 往返次數 *（地球表面，往返1次的 所需時間）。</text:p>
                      <text:list>
                        <text:list-item>
                          <text:p text:style-name="P2">明顯例子，原子鐘。</text:p>
                        </text:list-item>
                        <text:list-item>
                          <text:p text:style-name="P2">往返次數 = 往返運動的 次數。</text:p>
                        </text:list-item>
                        <text:list-item>
                          <text:p text:style-name="P2">時間比 = <text:span text:style-name="T70">1 / </text:span>往返次數比。</text:p>
                        </text:list-item>
                        <text:list-item>
                          <text:p text:style-name="P2">往返次數比，太陽 : 地球，<text:span text:style-name="T73">1</text:span> : <text:span text:style-name="T73">x</text:span>。</text:p>
                          <text:list>
                            <text:list-item>
                              <text:p text:style-name="P32">相同（儲量變化）時間，粒子 在 太陽 往返<text:span text:style-name="T73">1次 = 粒子 在 地球 往返x次。</text:span></text:p>
                              <text:list>
                                <text:list-item>
                                  <text:p text:style-name="P32">實際上，太陽、地球 的 儲量、儲量變化，不一定 相同、同步、共用儲量。</text:p>
                                  <text:list>
                                    <text:list-item>
                                      <text:p text:style-name="P32">共用儲量 是 共同使用 相同的 &lt;?3&gt;儲量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儲量變化 不是 剛體、絕對線性、絕對某一特定方程式。</text:p>
                            </text:list-item>
                            <text:list-item>
                              <text:p text:style-name="P32">每一個 區域、狀態、&lt;?3&gt;個體，有不同的 儲量、儲量變化、儲量變化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&lt;?2&gt;個體 知道 某兩個地方的 空間節點 密度 比值。</text:p>
                  <text:list>
                    <text:list-item>
                      <text:p text:style-name="P32">該&lt;?2&gt;個體 就能 反推出（人類認定的）該兩個地方的 時間 比值。</text:p>
                    </text:list-item>
                    <text:list-item>
                      <text:p text:style-name="P33">空間節點 越密，（人類認定的）時間流逝 越慢。</text:p>
                      <text:list>
                        <text:list-item>
                          <text:p text:style-name="P34">（儲量變化）時間、空間節點密度 沒有 直接相關性。</text:p>
                        </text:list-item>
                        <text:list-item>
                          <text:p text:style-name="P35">（儲量變化）時間、空間膨脹 有 直接相關性。</text:p>
                          <text:list>
                            <text:list-item>
                              <text:p text:style-name="P35">儲量 →<text:span text:style-name="T74"> 能量。</text:span></text:p>
                              <text:list>
                                <text:list-item>
                                  <text:p text:style-name="P35">彈簧壓縮長度 →<text:span text:style-name="T74"> 彈簧力。</text:span></text:p>
                                </text:list-item>
                                <text:list-item>
                                  <text:p text:style-name="P35">時間 →<text:span text:style-name="T74"> 空間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明顯例子，空間節點密度 是 水的密度。</text:p>
                  <text:list>
                    <text:list-item>
                      <text:p text:style-name="P36">水的密度 越高，水分子的活動空間 越小，水的動能傳遞 越慢。</text:p>
                    </text:list-item>
                  </text:list>
                </text:list-item>
              </text:list>
            </text:list-item>
            <text:list-item>
              <text:p text:style-name="P37">某一特定&lt;?2&gt;個體 有機率使用 其他&lt;?2&gt;個體 在空間 運動，反推出（人類認定的）時間 流逝。</text:p>
              <text:list>
                <text:list-item>
                  <text:p text:style-name="P2">&lt;?2&gt;個體的 速度 越快，（人類認定的）時間 越慢。</text:p>
                </text:list-item>
                <text:list-item>
                  <text:p text:style-name="P38">原因很明顯，P = m * v。</text:p>
                  <text:list>
                    <text:list-item>
                      <text:p text:style-name="P38">&lt;?2&gt;個體 速度 越快，空間個體 被壓縮 越緊。</text:p>
                      <text:list>
                        <text:list-item>
                          <text:p text:style-name="P38">明顯例子，彈簧力 傳遞 越快，彈簧壓縮現象 越明顯。</text:p>
                          <text:list>
                            <text:list-item>
                              <text:p text:style-name="P38">該壓縮 是 某一特定時間範圍、單位時間 的 壓縮。</text:p>
                            </text:list-item>
                            <text:list-item>
                              <text:p text:style-name="P38">原因很明顯，傳遞的 過程 相同。</text:p>
                              <text:list>
                                <text:list-item>
                                  <text:p text:style-name="P38">傳遞 時間 越短，傳遞 過程、步驟、狀態轉移 越快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P = m * v，是 瞬態壓縮 空間個體。</text:p>
                      <text:list>
                        <text:list-item>
                          <text:p text:style-name="P38">F = m * a，是 常態壓縮 空間個體。</text:p>
                        </text:list-item>
                      </text:list>
                    </text:list-item>
                    <text:list-item>
                      <text:p text:style-name="P38">空間節點密度 越大，個體的震盪週期 越長，（人類認定的）時間 越慢。</text:p>
                      <text:list>
                        <text:list-item>
                          <text:p text:style-name="P38">明顯例子，原子鐘。</text:p>
                        </text:list-item>
                        <text:list-item>
                          <text:p text:style-name="P38">實際上，時間、空間節點密度 沒有 直接相關性。</text:p>
                        </text:list-item>
                      </text:list>
                    </text:list-item>
                  </text:list>
                </text:list-item>
                <text:list-item>
                  <text:p text:style-name="P39">明顯例子，水面上的 某一特定水波。</text:p>
                  <text:list>
                    <text:list-item>
                      <text:p text:style-name="P40">該水波 有機率認定。</text:p>
                      <text:list>
                        <text:list-item>
                          <text:p text:style-name="P40">水波的誕生 是 出生。</text:p>
                        </text:list-item>
                        <text:list-item>
                          <text:p text:style-name="P41">水波的存在 是 活著。</text:p>
                        </text:list-item>
                        <text:list-item>
                          <text:p text:style-name="P41">水波的消失 是 死亡。</text:p>
                        </text:list-item>
                        <text:list-item>
                          <text:p text:style-name="P40">當下的一切 是 當下的現狀。</text:p>
                          <text:list>
                            <text:list-item>
                              <text:p text:style-name="P42">一切 是 狀態、現象、感測、感受、記憶、內部機制、交互作用、萬物法則。</text:p>
                            </text:list-item>
                          </text:list>
                        </text:list-item>
                        <text:list-item>
                          <text:p text:style-name="P43">水波的位移 是 時間的流逝。</text:p>
                        </text:list-item>
                        <text:list-item>
                          <text:p text:style-name="P43">前進的方向 是 時間的流逝方向。</text:p>
                        </text:list-item>
                        <text:list-item>
                          <text:p text:style-name="P43">水波的速度 是 時間的流逝速度。</text:p>
                        </text:list-item>
                        <text:list-item>
                          <text:p text:style-name="P43">時間維度 是 一維。</text:p>
                        </text:list-item>
                        <text:list-item>
                          <text:p text:style-name="P43">時間倒轉 是 不可能的事。</text:p>
                        </text:list-item>
                        <text:list-item>
                          <text:p text:style-name="P213">時間旅行 是 不可能的事。</text:p>
                        </text:list-item>
                        <text:list-item>
                          <text:p text:style-name="P213">水波和其他水波 是 沒有相依性。</text:p>
                        </text:list-item>
                        <text:list-item>
                          <text:p text:style-name="P213">水波和其他水波 是 只能水面上交互作用。</text:p>
                        </text:list-item>
                        <text:list-item>
                          <text:p text:style-name="P213">水波和其他水波 是 不會 受到水面的材料特性 影響。</text:p>
                        </text:list-item>
                        <text:list-item>
                          <text:p text:style-name="P214">水波和其他水波 是 不會 因為 水面的材料特性 影響到（水波之間的）交互作用。</text:p>
                        </text:list-item>
                        <text:list-item>
                          <text:p text:style-name="P214">水波的位移變慢 是 時間的流逝變慢。</text:p>
                        </text:list-item>
                        <text:list-item>
                          <text:p text:style-name="P214">水波的位移變慢 是 其他水波的位移變快。</text:p>
                        </text:list-item>
                        <text:list-item>
                          <text:p text:style-name="P215">水波的位移變慢 是 水波的壽命會變長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某一特定&lt;?2&gt;個體 有機率無法 反推出（實際的）時間 流逝。</text:p>
              <text:list>
                <text:list-item>
                  <text:p text:style-name="P45">原因很明顯，該&lt;?2&gt;個體 的 本能、傳承 不夠高。</text:p>
                  <text:list>
                    <text:list-item>
                      <text:p text:style-name="P46">使用 其他&lt;?2&gt;個體 在空間 運動，只能 反推出（人類認定的）時間 流逝。</text:p>
                    </text:list-item>
                    <text:list-item>
                      <text:p text:style-name="P47">使用 其他&lt;?2&gt;個體 在空間 運動，只能 反推出 空間節點密度、空間材料特性。</text:p>
                      <text:list>
                        <text:list-item>
                          <text:p text:style-name="P39">（人類認定的）時間 極端強烈相依於 空間節點密度。</text:p>
                        </text:list-item>
                      </text:list>
                    </text:list-item>
                    <text:list-item>
                      <text:p text:style-name="P39">空間、（實際的）時間 有機率 無相關性、相互獨立。</text:p>
                    </text:list-item>
                  </text:list>
                </text:list-item>
              </text:list>
            </text:list-item>
            <text:list-item>
              <text:p text:style-name="P39">假定，某一特定個體的 一切 都 同步 變慢。</text:p>
              <text:list>
                <text:list-item>
                  <text:p text:style-name="P39">一切 是 內部機制、交互作用、萬物法則、物理定律、化學反應、狀態轉移、細胞分裂。</text:p>
                </text:list-item>
                <text:list-item>
                  <text:p text:style-name="P48">一切 是 &lt;?n&gt;~&lt;?u&gt; 個體。</text:p>
                </text:list-item>
                <text:list-item>
                  <text:p text:style-name="P48">該個體 的（人類認定的）時間 變慢。</text:p>
                </text:list-item>
                <text:list-item>
                  <text:p text:style-name="P49">該個體 的（實際的）時間 變慢。</text:p>
                  <text:list>
                    <text:list-item>
                      <text:p text:style-name="P50">該個體 蘊含的（實際的）時間 變慢。</text:p>
                      <text:list>
                        <text:list-item>
                          <text:p text:style-name="P51">時間 有機率是 變化的 顯性特徵。</text:p>
                        </text:list-item>
                      </text:list>
                    </text:list-item>
                  </text:list>
                </text:list-item>
                <text:list-item>
                  <text:p text:style-name="P52">假定，某一特定個體的 一切 沒有 同步 變慢。</text:p>
                  <text:list>
                    <text:list-item>
                      <text:p text:style-name="P53">明顯例子，物理定律 有 變慢，化學反應 沒有 變慢。</text:p>
                      <text:list>
                        <text:list-item>
                          <text:p text:style-name="P52">該個體 有機率出現 不可預期、崩塌、自滅 的現象。</text:p>
                        </text:list-item>
                      </text:list>
                    </text:list-item>
                  </text:list>
                </text:list-item>
                <text:list-item>
                  <text:p text:style-name="P52">明顯例子，液體的整體黏稠度 越高，化學反應 越慢，化學反應型時間 越慢。</text:p>
                </text:list-item>
                <text:list-item>
                  <text:p text:style-name="P54">明顯例子，液體的整體密度 越高，化學反應 越慢，化學反應型時間 越慢。</text:p>
                  <text:list>
                    <text:list-item>
                      <text:p text:style-name="P52">相同的 液體種類。</text:p>
                    </text:list-item>
                    <text:list-item>
                      <text:p text:style-name="P52">相同的 化學反應種類。</text:p>
                    </text:list-item>
                    <text:list-item>
                      <text:p text:style-name="P54">相同的 化學反應步驟。</text:p>
                    </text:list-item>
                    <text:list-item>
                      <text:p text:style-name="P55">液體的整體密度 越高，化學反應的每一個 瞬間、步驟、環節 越長。</text:p>
                      <text:list>
                        <text:list-item>
                          <text:p text:style-name="P55">液體的整體密度 不是 只有 該液體 本身的 密度。</text:p>
                        </text:list-item>
                        <text:list-item>
                          <text:p text:style-name="P56">液體的整體密度 是 該液體的每一個宗量層級的 宗量的 密度。</text:p>
                        </text:list-item>
                        <text:list-item>
                          <text:p text:style-name="P55">液體的整體密度 是 該液體 蘊含、被蘊含 的，&lt;?n&gt;~&lt;?u&gt; 宗量的 密度。</text:p>
                        </text:list-item>
                        <text:list-item>
                          <text:p text:style-name="P57">假定，液體的整體密度 同步變高，該液體 有機率不會發生 相變。</text:p>
                        </text:list-item>
                      </text:list>
                    </text:list-item>
                    <text:list-item>
                      <text:p text:style-name="P58">明顯例子，相同的 音樂。</text:p>
                      <text:list>
                        <text:list-item>
                          <text:p text:style-name="P59">該音樂的撥放速度 越慢，該音樂的每一個 瞬間、步驟、環節 越長。</text:p>
                          <text:list>
                            <text:list-item>
                              <text:p text:style-name="P59">撥放速度沒有變慢的 其他個體 有機率發現，該音樂 有 頻率 降低 現象。</text:p>
                              <text:list>
                                <text:list-item>
                                  <text:p text:style-name="P59">頻率 是 聲音的頻率。</text:p>
                                </text:list-item>
                                <text:list-item>
                                  <text:p text:style-name="P60">明顯例子，該其他個體 有機率感受到，該音樂的聲音 從 高音 變成 低音。</text:p>
                                </text:list-item>
                                <text:list-item>
                                  <text:p text:style-name="P61">明顯例子，該其他個體 有機率感受到，該音樂的聲音 從 高頻 變成 低頻。</text:p>
                                  <text:list>
                                    <text:list-item>
                                      <text:p text:style-name="P62">該其他個體 有機率認定，該音樂的 壽命 有 被拉長。</text:p>
                                      <text:list>
                                        <text:list-item>
                                          <text:p text:style-name="P62">該音樂的 壽命 是 該音樂 開始、結束 之間的 間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該其他個體 有機率認定，該其他個體的 壽命 沒有 被縮短。</text:p>
                                    </text:list-item>
                                  </text:list>
                                </text:list-item>
                                <text:list-item>
                                  <text:p text:style-name="P61">明顯例子，該音樂 有機率感受到，該音樂的聲音 沒有 變化。</text:p>
                                  <text:list>
                                    <text:list-item>
                                      <text:p text:style-name="P62">該音樂 有機率認定，該音樂的 壽命 沒有 被拉長。</text:p>
                                    </text:list-item>
                                    <text:list-item>
                                      <text:p text:style-name="P62">該音樂 有機率認定，該其他個體的 壽命 有 被縮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假定，某一特定個體的 一切 都 同步 停滯不動。</text:p>
              <text:list>
                <text:list-item>
                  <text:p text:style-name="P63">一切 是 內部機制、交互作用、萬物法則、物理定律、化學反應、狀態轉移、細胞分裂。</text:p>
                </text:list-item>
                <text:list-item>
                  <text:p text:style-name="P63">一切 是 &lt;?n&gt;~&lt;?u&gt; 個體。</text:p>
                </text:list-item>
                <text:list-item>
                  <text:p text:style-name="P63">該個體 的（人類認定的）時間 停止。</text:p>
                </text:list-item>
                <text:list-item>
                  <text:p text:style-name="P64">該個體 的（實際的）時間 停止。</text:p>
                </text:list-item>
                <text:list-item>
                  <text:p text:style-name="P64">抽象例子，剛體。</text:p>
                  <text:list>
                    <text:list-item>
                      <text:p text:style-name="P64">實際上，剛體 不存在。</text:p>
                    </text:list-item>
                  </text:list>
                </text:list-item>
                <text:list-item>
                  <text:p text:style-name="P65">實際例子，某一特定&lt;?2&gt;個體的 整體密度 越高，時間 越慢。</text:p>
                  <text:list>
                    <text:list-item>
                      <text:p text:style-name="P66">整體密度 是 該&lt;?<text:span text:style-name="T83">2&gt;個體</text:span> 蘊含、被蘊含 的，&lt;?n&gt;~&lt;?u&gt; 宗量的 密度。</text:p>
                    </text:list-item>
                    <text:list-item>
                      <text:p text:style-name="P67">時間 越慢，該&lt;?2&gt;個體 的 內在物質、內部機制、萬物法則、感測、交互作用 越慢。</text:p>
                    </text:list-item>
                    <text:list-item>
                      <text:p text:style-name="P67">假定，該&lt;?2&gt;個體的 整體密度 足夠高。</text:p>
                      <text:list>
                        <text:list-item>
                          <text:p text:style-name="P67">其他&lt;?2&gt;個體 有機率認定，該&lt;?<text:span text:style-name="T82">2&gt;</text:span>個體的 時間 被停止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假定，某一特定個體的 一切 都 同步 逆反應、逆向反應。</text:p>
              <text:list>
                <text:list-item>
                  <text:p text:style-name="P64">一切 是 內部機制、交互作用、萬物法則、物理定律、化學反應、狀態轉移、細胞分裂。</text:p>
                </text:list-item>
                <text:list-item>
                  <text:p text:style-name="P64">一切 是 &lt;?n&gt;~&lt;?u&gt; 個體。</text:p>
                </text:list-item>
                <text:list-item>
                  <text:p text:style-name="P64">該個體 的（人類認定的）時間 倒轉。</text:p>
                </text:list-item>
                <text:list-item>
                  <text:p text:style-name="P64">該個體 的（實際的）時間 倒轉。</text:p>
                </text:list-item>
                <text:list-item>
                  <text:p text:style-name="P68">（A→B<text:span text:style-name="T85">）是</text:span>（A<text:span text:style-name="T85">←</text:span>B<text:span text:style-name="T85">）的 逆反應。</text:span></text:p>
                  <text:list>
                    <text:list-item>
                      <text:p text:style-name="P69">明顯例子，（位能→動能）是（位能←動能）的 逆反應。</text:p>
                    </text:list-item>
                  </text:list>
                </text:list-item>
                <text:list-item>
                  <text:p text:style-name="P68">明顯例子，假定，某一特定個體的 世界觀 是（A→B<text:span text:style-name="T85">）。</text:span></text:p>
                  <text:list>
                    <text:list-item>
                      <text:p text:style-name="P70">該個體 有機率認定，（A<text:span text:style-name="T85">←</text:span>B<text:span text:style-name="T85">）</text:span>是 <text:span text:style-name="T85">時間倒轉 現象。</text:span></text:p>
                      <text:list>
                        <text:list-item>
                          <text:p text:style-name="P71">逆反應 是 對於 該個體 來說，是 逆反應。</text:p>
                        </text:list-item>
                        <text:list-item>
                          <text:p text:style-name="P71">該逆反應 有機率是，該個體 還沒有 非監督式學習到的（正常）反應。</text:p>
                        </text:list-item>
                        <text:list-item>
                          <text:p text:style-name="P72">明顯例子，假定，某一特定個體的 世界觀 是（位能→動能）。</text:p>
                          <text:list>
                            <text:list-item>
                              <text:p text:style-name="P72">該個體 只有 非監督式學習到（位能→動能）。</text:p>
                            </text:list-item>
                            <text:list-item>
                              <text:p text:style-name="P72">該個體 使用 偽數學工具，也沒有 發現（位能←動能）的存在。</text:p>
                            </text:list-item>
                            <text:list-item>
                              <text:p text:style-name="P72">該個體 有機率認定（位能←動能）是 時間倒轉 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假定，某一特定個體的 世界觀 是 自然分裂。</text:p>
                      <text:list>
                        <text:list-item>
                          <text:p text:style-name="P73">自然分裂 是 自然衰變。</text:p>
                          <text:list>
                            <text:list-item>
                              <text:p text:style-name="P74">明顯例子，考古學的碳14測年法。</text:p>
                            </text:list-item>
                          </text:list>
                        </text:list-item>
                        <text:list-item>
                          <text:p text:style-name="P73">該個體 有機率認定，自然融合 是 時間倒轉 現象。</text:p>
                          <text:list>
                            <text:list-item>
                              <text:p text:style-name="P75">自然融合 是 自然逆衰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假定，某一特定個體的 世界觀 是 自然融合。</text:p>
                      <text:list>
                        <text:list-item>
                          <text:p text:style-name="P73">該個體 有機率認定，自然分裂 是 時間倒轉 現象。</text:p>
                        </text:list-item>
                      </text:list>
                    </text:list-item>
                  </text:list>
                </text:list-item>
                <text:list-item>
                  <text:p text:style-name="P64">抽象例子，動能、位能<text:span text:style-name="T84">。</text:span></text:p>
                  <text:list>
                    <text:list-item>
                      <text:p text:style-name="P76">對於（動能→<text:span text:style-name="T84">位能</text:span>）世界的個體 來說，<text:span text:style-name="T84">（動能←位能）是 動能型時間 倒轉 現象。</text:span></text:p>
                    </text:list-item>
                    <text:list-item>
                      <text:p text:style-name="P77">對於（位能→動<text:span text:style-name="T84">能</text:span>）世界的個體 來說，（位能←動<text:span text:style-name="T84">能）是 位能型時間 倒轉 現象。</text:span></text:p>
                      <text:list>
                        <text:list-item>
                          <text:p text:style-name="P78">對於（位能→動<text:span text:style-name="T84">能</text:span>）世界的個體 來說。</text:p>
                          <text:list>
                            <text:list-item>
                              <text:p text:style-name="P78">位能 是（<text:span text:style-name="T84">位能型）</text:span>時間。</text:p>
                            </text:list-item>
                            <text:list-item>
                              <text:p text:style-name="P79">位能減少 是 <text:span text:style-name="T84">位能型</text:span>時間流逝。</text:p>
                            </text:list-item>
                            <text:list-item>
                              <text:p text:style-name="P79">位能增加 是 <text:span text:style-name="T84">位能型</text:span>時間倒轉。</text:p>
                            </text:list-item>
                          </text:list>
                        </text:list-item>
                        <text:list-item>
                          <text:p text:style-name="P80">（位能←動<text:span text:style-name="T84">能）產生，（該個體的）位能 逐漸增加 的現象。</text:span></text:p>
                        </text:list-item>
                        <text:list-item>
                          <text:p text:style-name="P80">該個體 有機率使用 位能 當作 時間單位，來 計算 其他個體的 速度、加速度。</text:p>
                          <text:list>
                            <text:list-item>
                              <text:p text:style-name="P81">對於 該個體 來說，速度 = 距離 /（<text:span text:style-name="T84">位能型）</text:span>時間間隔。</text:p>
                            </text:list-item>
                            <text:list-item>
                              <text:p text:style-name="P81">對於 該個體 來說，速度 = 距離 / 位能間隔。</text:p>
                            </text:list-item>
                          </text:list>
                        </text:list-item>
                        <text:list-item>
                          <text:p text:style-name="P82">該個體 有機率無法感測 儲量。</text:p>
                          <text:list>
                            <text:list-item>
                              <text:p text:style-name="P81">該個體 有機率無法感測 位能。</text:p>
                            </text:list-item>
                            <text:list-item>
                              <text:p text:style-name="P83">該個體 有機率無法感測（位能型）時間。</text:p>
                            </text:list-item>
                            <text:list-item>
                              <text:p text:style-name="P82">該個體 有機率使用 其他個體的 震盪次數，映射（位能型）時間間隔。</text:p>
                              <text:list>
                                <text:list-item>
                                  <text:p text:style-name="P84">該時間間隔 不是直接 映射（位能型）時間。</text:p>
                                </text:list-item>
                                <text:list-item>
                                  <text:p text:style-name="P85">該時間間隔 是間接 映射（位能型）時間。</text:p>
                                </text:list-item>
                                <text:list-item>
                                  <text:p text:style-name="P86">該時間間隔 相依於（該其他個體 所處的）空間節點密度。</text:p>
                                  <text:list>
                                    <text:list-item>
                                      <text:p text:style-name="P86">空間節點密度 越高，該其他個體的 震盪頻率 越低。<text:span text:style-name="T55">（明顯例子 黑洞）</text:span></text:p>
                                    </text:list-item>
                                    <text:list-item>
                                      <text:p text:style-name="P86">空間節點密度 越趨近於無窮大，該其他個體的 震盪頻率 越趨近於零。</text:p>
                                    </text:list-item>
                                  </text:list>
                                </text:list-item>
                                <text:list-item>
                                  <text:p text:style-name="P87">（位能型）時間、空間節點密度 無相關性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過去、當下、未來、宿命 的 明顯例子，四連桿機構。<text:span text:style-name="T67">（</text:span><text:span text:style-name="T69">a連桿機構。n &gt;= a &gt;= 3</text:span><text:span text:style-name="T67">）</text:span></text:p>
              <text:list>
                <text:list-item>
                  <text:p text:style-name="P131">節點 <text:span text:style-name="T108">↔</text:span><text:span text:style-name="T95"> 重大事件、轉捩點、選擇枝</text:span>。</text:p>
                  <text:list>
                    <text:list-item>
                      <text:p text:style-name="P131">第一個節點 是 <text:span text:style-name="T65">過去</text:span>。</text:p>
                      <text:list>
                        <text:list-item>
                          <text:p text:style-name="P131">過去 已經發生、已成定局。</text:p>
                        </text:list-item>
                      </text:list>
                    </text:list-item>
                    <text:list-item>
                      <text:p text:style-name="P132">第二個節點 是 <text:span text:style-name="T65">當下</text:span>。</text:p>
                      <text:list>
                        <text:list-item>
                          <text:p text:style-name="P133">當下 影響 未來。</text:p>
                          <text:list>
                            <text:list-item>
                              <text:p text:style-name="P133">當下節點的 位置、旋轉角度 相依於 過去節點、未來節點 的 位置、旋轉角度。</text:p>
                            </text:list-item>
                            <text:list-item>
                              <text:p text:style-name="P133">當下節點的 位置、旋轉角度 相依於 過去和當下 之間的 連桿 的 幾何形狀。</text:p>
                            </text:list-item>
                            <text:list-item>
                              <text:p text:style-name="P133">當下節點的 位置、旋轉角度 相依於 當下和未來 之間的 連桿 的 幾何形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4">第三個節點 是 <text:span text:style-name="T65">未來</text:span>。</text:p>
                      <text:list>
                        <text:list-item>
                          <text:p text:style-name="P132"><text:span text:style-name="T65">（四連桿機構型）未來</text:span> 有 兩種。</text:p>
                        </text:list-item>
                        <text:list-item>
                          <text:p text:style-name="P135">未來 相依於 當下。</text:p>
                          <text:list>
                            <text:list-item>
                              <text:p text:style-name="P133">未來節點的 位置、旋轉角度 相依於 當下節點、宿命節點 的 位置、旋轉角度。</text:p>
                            </text:list-item>
                            <text:list-item>
                              <text:p text:style-name="P133">未來節點的 位置、旋轉角度 相依於 當下和未來 之間的 連桿 的 幾何形狀。</text:p>
                            </text:list-item>
                            <text:list-item>
                              <text:p text:style-name="P133">未來節點的 位置、旋轉角度 相依於 未來和宿命 之間的 連桿 的 幾何形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4">第四個節點 是 宿命。<text:span text:style-name="T55">（宿命 的 明顯例子，天干地支、</text:span><text:span text:style-name="T59">元會運世</text:span><text:span text:style-name="T55">、占星術）</text:span></text:p>
                      <text:list>
                        <text:list-item>
                          <text:p text:style-name="P134">宿命 相依於 過去、未來。</text:p>
                          <text:list>
                            <text:list-item>
                              <text:p text:style-name="P133">宿命節點的 位置、旋轉角度 相依於 過去節點、未來節點 的 位置、旋轉角度。</text:p>
                            </text:list-item>
                            <text:list-item>
                              <text:p text:style-name="P133">宿命節點的 位置、旋轉角度 相依於 未來和宿命 之間的 連桿 的 幾何形狀。</text:p>
                            </text:list-item>
                            <text:list-item>
                              <text:p text:style-name="P133">宿命節點的 位置、旋轉角度 相依於 宿命和過去 之間的 連桿 的 幾何形狀。</text:p>
                            </text:list-item>
                          </text:list>
                        </text:list-item>
                        <text:list-item>
                          <text:p text:style-name="P134">宿命 是 不可逆、大勢所趨、內部機制、自然現象、順道而行。</text:p>
                          <text:list>
                            <text:list-item>
                              <text:p text:style-name="P136">宿命 是 定命 的 內在物質。</text:p>
                            </text:list-item>
                            <text:list-item>
                              <text:p text:style-name="P137">定命 蘊含 宿命。</text:p>
                              <text:list>
                                <text:list-item>
                                  <text:p text:style-name="P138">宿命 是 不可逆、大勢所趨、內部機制、自然現象、順道而行 的 命。</text:p>
                                </text:list-item>
                              </text:list>
                            </text:list-item>
                            <text:list-item>
                              <text:p text:style-name="P139">定命 有機率蘊含 不是 不可逆、大勢所趨、內部機制、自然現象 的 命。</text:p>
                            </text:list-item>
                          </text:list>
                        </text:list-item>
                        <text:list-item>
                          <text:p text:style-name="P140">假定，宿命節點 是 剛體、剛體型固定不動。</text:p>
                          <text:list>
                            <text:list-item>
                              <text:p text:style-name="P141">假定，過去節點 是 動力軸、施力軸、驅動軸。</text:p>
                              <text:list>
                                <text:list-item>
                                  <text:p text:style-name="P141">明顯例子，某一特定馬達的 驅動軸 連結到 過去節點。</text:p>
                                </text:list-item>
                              </text:list>
                            </text:list-item>
                            <text:list-item>
                              <text:p text:style-name="P142">過去 影響 當下。</text:p>
                            </text:list-item>
                            <text:list-item>
                              <text:p text:style-name="P142">當下 影響 未來。</text:p>
                            </text:list-item>
                            <text:list-item>
                              <text:p text:style-name="P142">未來 無法影響 宿命。</text:p>
                            </text:list-item>
                            <text:list-item>
                              <text:p text:style-name="P142">未來 受限於 宿命。</text:p>
                            </text:list-item>
                            <text:list-item>
                              <text:p text:style-name="P142">剛體、剛體型固定不動 不存在。<text:span text:style-name="T55">（宿命 不是 剛體、剛體型固定不動）</text:span></text:p>
                              <text:list>
                                <text:list-item>
                                  <text:p text:style-name="P139">過去、當下、未來 有機率影響 宿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4">連桿 <text:span text:style-name="T108">↔</text:span><text:span text:style-name="T95"> 每一瞬間、整體、道路</text:span>。</text:p>
                  <text:list>
                    <text:list-item>
                      <text:p text:style-name="P143">第一個連桿 是 <text:span text:style-name="T65">過去</text:span>、<text:span text:style-name="T65">當下</text:span> 之間的 連桿。</text:p>
                      <text:list>
                        <text:list-item>
                          <text:p text:style-name="P144">第一個連桿 是 活動連桿。</text:p>
                        </text:list-item>
                        <text:list-item>
                          <text:p text:style-name="P143">過去 決定 當下。</text:p>
                        </text:list-item>
                      </text:list>
                    </text:list-item>
                    <text:list-item>
                      <text:p text:style-name="P145">第二個連桿 是 <text:span text:style-name="T65">當下</text:span>、<text:span text:style-name="T65">未來</text:span> 之間的 連桿。</text:p>
                      <text:list>
                        <text:list-item>
                          <text:p text:style-name="P145">第二個連桿 是 活動連桿。</text:p>
                        </text:list-item>
                        <text:list-item>
                          <text:p text:style-name="P146">當下 有兩種 未來。</text:p>
                        </text:list-item>
                        <text:list-item>
                          <text:p text:style-name="P147">同樣的當下（座標位置），有兩種（<text:span text:style-name="T65">四連桿機構</text:span>）姿態（未來）。</text:p>
                        </text:list-item>
                      </text:list>
                    </text:list-item>
                    <text:list-item>
                      <text:p text:style-name="P145">第三個連桿 是 <text:span text:style-name="T65">未來</text:span>、宿命 之間的 連桿。</text:p>
                      <text:list>
                        <text:list-item>
                          <text:p text:style-name="P145">第三個連桿 是 活動連桿。</text:p>
                        </text:list-item>
                        <text:list-item>
                          <text:p text:style-name="P148"><text:span text:style-name="T65">四連桿機構 再怎麼旋轉，未來 終究會 收斂到、連結到、進入到 </text:span>宿命。</text:p>
                        </text:list-item>
                      </text:list>
                    </text:list-item>
                    <text:list-item>
                      <text:p text:style-name="P145">第四個連桿 是 <text:span text:style-name="T65">過去</text:span>、宿命 之間的 連桿。</text:p>
                      <text:list>
                        <text:list-item>
                          <text:p text:style-name="P145">第四個連桿 是 固定連桿。</text:p>
                        </text:list-item>
                        <text:list-item>
                          <text:p text:style-name="P149">過去 決定 宿命。</text:p>
                        </text:list-item>
                        <text:list-item>
                          <text:p text:style-name="P149">打從一開始、開始的一瞬間，一切的一切 早就已經 決定好 宿命。<text:span text:style-name="T55">（混沌理論）</text:span></text:p>
                        </text:list-item>
                        <text:list-item>
                          <text:p text:style-name="P149">當下、未來 自由，也不自由。</text:p>
                          <text:list>
                            <text:list-item>
                              <text:p text:style-name="P149">明顯例子，汽車 在 道路上奔馳。</text:p>
                              <text:list>
                                <text:list-item>
                                  <text:p text:style-name="P149">駕駛 在 既定的道路上，思考、決策、行動。</text:p>
                                </text:list-item>
                                <text:list-item>
                                  <text:p text:style-name="P149">汽車 在 道路外 奔馳，翻車、受傷 的機率 提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0">個體 有機率認定 宿命 是 山銅、不可抗衡、絕對、虛無飄渺、似有似無 的 存在。</text:p>
                        </text:list-item>
                        <text:list-item>
                          <text:p text:style-name="P150">個體、文明 有機率同時具備 修建道路、開拓道路、道路設計、城市設計 的 身分。</text:p>
                          <text:list>
                            <text:list-item>
                              <text:p text:style-name="P149">宿命 不是 剛體。</text:p>
                              <text:list>
                                <text:list-item>
                                  <text:p text:style-name="P149">只要 個體、文明 的 本能、傳承、德 足夠高。</text:p>
                                </text:list-item>
                              </text:list>
                            </text:list-item>
                            <text:list-item>
                              <text:p text:style-name="P151">對於 本能、傳承、德 不夠高的 個體、文明 來說，宿命 是 堅不可摧 的 個體。</text:p>
                              <text:list>
                                <text:list-item>
                                  <text:p text:style-name="P152">個體 有機率認定 人定勝天。<text:span text:style-name="T55">（達克效應）</text:span></text:p>
                                  <text:list>
                                    <text:list-item>
                                      <text:p text:style-name="P153">該個體 的 本能、傳承、德，有機率 極低。</text:p>
                                    </text:list-item>
                                    <text:list-item>
                                      <text:p text:style-name="P154">該個體 有機率認定 宿命 是 虛無飄渺、似有似無、不可能存在 的個體。</text:p>
                                    </text:list-item>
                                  </text:list>
                                </text:list-item>
                                <text:list-item>
                                  <text:p text:style-name="P155">個體 有機率 喪失信心、喪失生存慾望、行屍走肉。<text:span text:style-name="T55">（絕望之谷）</text:span></text:p>
                                  <text:list>
                                    <text:list-item>
                                      <text:p text:style-name="P156">該個體 的 本能、傳承、德 逐漸提升。</text:p>
                                    </text:list-item>
                                    <text:list-item>
                                      <text:p text:style-name="P157">該個體 非監督式學習到 宿命 的 存在。</text:p>
                                    </text:list-item>
                                    <text:list-item>
                                      <text:p text:style-name="P154">該個體 有機率認定 宿命 是 不可逆、深遠影響、不可能撼動 的個體。</text:p>
                                    </text:list-item>
                                    <text:list-item>
                                      <text:p text:style-name="P154">該個體 有機率認定 不管做了什麼，永遠都會被收斂到宿命。<text:span text:style-name="T55">命運石之門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58">個體 有機率 逐漸恢復 信心、生存慾望、精神飽滿。</text:p>
                                  <text:list>
                                    <text:list-item>
                                      <text:p text:style-name="P158">該個體 的 本能、傳承、德 逐漸提升。</text:p>
                                    </text:list-item>
                                    <text:list-item>
                                      <text:p text:style-name="P154">該個體 有機率接受 宿命 的 存在。</text:p>
                                    </text:list-item>
                                    <text:list-item>
                                      <text:p text:style-name="P159">該個體 有機率逐漸 瞭解 宿命 是什麼、是什麼樣的存在、運作原理。</text:p>
                                    </text:list-item>
                                    <text:list-item>
                                      <text:p text:style-name="P160">該個體 有機率逐漸 非監督式學習 宿命 的 一切的一切。</text:p>
                                    </text:list-item>
                                    <text:list-item>
                                      <text:p text:style-name="P160">該個體 有機率逐漸 非監督式學習 定命 的 一切的一切。</text:p>
                                    </text:list-item>
                                    <text:list-item>
                                      <text:p text:style-name="P160">該個體 有機率逐漸 非監督式學習 命 的 一切的一切。</text:p>
                                    </text:list-item>
                                  </text:list>
                                </text:list-item>
                                <text:list-item>
                                  <text:p text:style-name="P161">個體 有機率 逐漸恢復 信心、生存慾望、精神飽滿、心靈平靜、共振共鳴。</text:p>
                                  <text:list>
                                    <text:list-item>
                                      <text:p text:style-name="P162">該個體 有機率知道（該個體 自己）知道的太少，無知的太多。</text:p>
                                    </text:list-item>
                                    <text:list-item>
                                      <text:p text:style-name="P163">該個體 有機率知道 杯子的水 裝滿，不是 水 太多，是 杯子 太小。</text:p>
                                      <text:list>
                                        <text:list-item>
                                          <text:p text:style-name="P163">杯子 放在 桌子 上。<text:span text:style-name="T55">（桌子 裝不下，不是杯子太大，是桌子太小）</text:span></text:p>
                                          <text:list>
                                            <text:list-item>
                                              <text:p text:style-name="P164">桌子 放在 地球上。<text:span text:style-name="T55">（地球裝不下 不是桌子太大 是地球太小）</text:span></text:p>
                                            </text:list-item>
                                            <text:list-item>
                                              <text:p text:style-name="P165">桌子 附近有 水龍頭。<text:span text:style-name="T55">（有機率 多個水龍頭、只有水井、沙漠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3">杯子 裝著 該個體的 已知的已知、已知的未知。</text:p>
                                          <text:list>
                                            <text:list-item>
                                              <text:p text:style-name="P163">杯子的水 是 該個體的 已知的已知。</text:p>
                                            </text:list-item>
                                            <text:list-item>
                                              <text:p text:style-name="P166">杯子的空氣 是 該個體的 已知的未知。</text:p>
                                            </text:list-item>
                                            <text:list-item>
                                              <text:p text:style-name="P167">桌子的水 是 該個體的 未知的已知。</text:p>
                                            </text:list-item>
                                            <text:list-item>
                                              <text:p text:style-name="P167">水龍頭的水 是 該個體的 未知的未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8">有 地球，桌子 才能裝在 地球。<text:span text:style-name="T55">（沒有 地球，水 撒在 宇宙）</text:span></text:p>
                                          <text:list>
                                            <text:list-item>
                                              <text:p text:style-name="P169">有 桌子，杯子 才能裝在 桌子。<text:span text:style-name="T55">（沒有桌子，水在宇宙、地球）</text:span></text:p>
                                            </text:list-item>
                                            <text:list-item>
                                              <text:p text:style-name="P169">有 杯子，水 才能裝在 杯子。<text:span text:style-name="T55">（沒有杯子，水 在 宇、地、桌）</text:span></text:p>
                                            </text:list-item>
                                            <text:list-item>
                                              <text:p text:style-name="P170">有 水，杯子 才能 有 水。<text:span text:style-name="T55">（水在地球 是 個體 閉門造車）</text:span></text:p>
                                            </text:list-item>
                                            <text:list-item>
                                              <text:p text:style-name="P171">有 水龍頭，杯子 才能 有 水。</text:p>
                                            </text:list-item>
                                            <text:list-item>
                                              <text:p text:style-name="P171">有 水龍頭，水 才能 更有效率的 裝進 杯子 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2">水 是 道。<text:span text:style-name="T55">（杯子 能夠裝 各種各樣的 固體、液體、氣體。投影）</text:span></text:p>
                                          <text:list>
                                            <text:list-item>
                                              <text:p text:style-name="P173">杯子 是 文明。<text:span text:style-name="T55">（一張桌子 能夠放 各種各樣的 杯子、容器）</text:span></text:p>
                                            </text:list-item>
                                            <text:list-item>
                                              <text:p text:style-name="P173">桌子 是 德。<text:span text:style-name="T55">（一顆 地球、星體 能夠放 各種各樣的 桌子）</text:span></text:p>
                                            </text:list-item>
                                            <text:list-item>
                                              <text:p text:style-name="P174">地球 是 個體。<text:span text:style-name="T55">（地球 是 星體，宇宙 有 各種各樣的 星體）</text:span></text:p>
                                            </text:list-item>
                                            <text:list-item>
                                              <text:p text:style-name="P163">水龍頭 是 外在環境、周遭、&lt;_?<text:span text:style-name="T66">3_&gt;個體、&lt;?a&gt;</text:span>、一切的一切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5">桌子 太小，杯子 太大，水 太多，是 缺德。<text:span text:style-name="T55">有機率多種相態、液體</text:span></text:p>
                                        </text:list-item>
                                        <text:list-item>
                                          <text:p text:style-name="P175">沒有 桌子，有 杯子，有 水，是 無德、學而不思。<text:span text:style-name="T55">有機率多種杯子</text:span></text:p>
                                        </text:list-item>
                                        <text:list-item>
                                          <text:p text:style-name="P175">有 桌子，有 杯子，沒有 水，是 無道、思而不學。<text:span text:style-name="T55">有機率多個桌子</text:span></text:p>
                                        </text:list-item>
                                        <text:list-item>
                                          <text:p text:style-name="P163">桌子 太大，杯子 太大，水 太少，是 缺道。<text:span text:style-name="T55">省能 專家讀者自行拓展</text:span></text:p>
                                        </text:list-item>
                                        <text:list-item>
                                          <text:p text:style-name="P216">桌子、杯子 太大，水 太多，地球 太小，是 該個體的終極文明層級。</text:p>
                                        </text:list-item>
                                        <text:list-item>
                                          <text:p text:style-name="P238"><text:span text:style-name="T49">有機率 到達其他星體 持續發展。</text:span><text:span text:style-name="T68">（個體的奇點 發展亞種原生物種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6">該個體 有機率面對 任何個體，都會 自然而然、理所當然 的 心靈平靜。</text:p>
                                      <text:list>
                                        <text:list-item>
                                          <text:p text:style-name="P176">該個體 不是 左臉被打，伸出右臉 等著被打。<text:span text:style-name="T55">假定該個體沒有被虐癖</text:span></text:p>
                                        </text:list-item>
                                        <text:list-item>
                                          <text:p text:style-name="P176">該個體 是 以德報德，以直報怨。<text:span text:style-name="T55">佛渡有緣人，人要被救，必先自救</text:span></text:p>
                                        </text:list-item>
                                        <text:list-item>
                                          <text:p text:style-name="P176">該個體 自然而然、理所當然 聚集在 優良環境。<text:span text:style-name="T55">（遠離 癌化環境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7">該個體、宿命個體 有機率 和平相處、一同成長、共鳴。<text:span text:style-name="T55">向上螺旋 提升</text:span></text:p>
                                    </text:list-item>
                                    <text:list-item>
                                      <text:p text:style-name="P177">該個體、宿命個體 有機率 心靈平靜、你就是我、共振。<text:span text:style-name="T55">向上螺旋 昇華</text:span></text:p>
                                    </text:list-item>
                                    <text:list-item>
                                      <text:p text:style-name="P267">（後續內容 在 <text:span text:style-name="T54">宇宙胞</text:span> 文件的 <text:span text:style-name="T54">佛渡有緣人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0">節點、連桿 的 明顯例子，過去節點、過去和當下之間的連桿。</text:p>
                  <text:list>
                    <text:list-item>
                      <text:p text:style-name="P252"><text:span text:style-name="T11">過去節點 </text:span><text:span text:style-name="T109">↔</text:span><text:span text:style-name="T23"> 過去的 某一特定選擇支。</text:span></text:p>
                      <text:list>
                        <text:list-item>
                          <text:p text:style-name="P181">選擇支 的 明顯例子，假定，某一特定個體 走到 Y字路口的 交叉路口。</text:p>
                          <text:list>
                            <text:list-item>
                              <text:p text:style-name="P181">假定，該個體 不能 往回走。</text:p>
                            </text:list-item>
                            <text:list-item>
                              <text:p text:style-name="P252"><text:span text:style-name="T23">該個體 有 兩</text:span><text:span text:style-name="T25">個 </text:span><text:span text:style-name="T24">道路、選擇支，可以選擇。</text:span><text:span text:style-name="T56">（兩個</text:span><text:span text:style-name="T57">道路 是 </text:span><text:span text:style-name="T56">左前、右前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2">過去、當下 之間的 連桿 <text:span text:style-name="T102">↔</text:span> 過去的當下。</text:p>
                      <text:list>
                        <text:list-item>
                          <text:p text:style-name="P182">過去的當下 是 每一瞬間的 過去的當下。</text:p>
                        </text:list-item>
                        <text:list-item>
                          <text:p text:style-name="P182">過去的當下 是 最久遠的過去 到 當下的當下，之間的 每一瞬間、整體、全部。</text:p>
                          <text:list>
                            <text:list-item>
                              <text:p text:style-name="P183">明顯例子，Y字路口 有 三個整體。</text:p>
                              <text:list>
                                <text:list-item>
                                  <text:p text:style-name="P183">Y字路口的 左前道路 是 一個整體。</text:p>
                                </text:list-item>
                                <text:list-item>
                                  <text:p text:style-name="P182">Y字路口的 右前道路 是 一個整體。</text:p>
                                </text:list-item>
                                <text:list-item>
                                  <text:p text:style-name="P183">Y字路口的 後方道路 是 一個整體。</text:p>
                                </text:list-item>
                                <text:list-item>
                                  <text:p text:style-name="P253"><text:span text:style-name="T23">後方道路 </text:span><text:span text:style-name="T110">↔</text:span><text:span text:style-name="T26"> 過去、當下 之間的 連桿。</text:span></text:p>
                                </text:list-item>
                                <text:list-item>
                                  <text:p text:style-name="P184">左前道路 <text:span text:style-name="T102">↔</text:span> 當下、未來 之間的 連桿，第一個姿態。</text:p>
                                </text:list-item>
                                <text:list-item>
                                  <text:p text:style-name="P254"><text:span text:style-name="T26">右前道路 </text:span><text:span text:style-name="T110">↔</text:span><text:span text:style-name="T26"> 當下、未來 之間的 連桿，第二個姿態。</text:span><text:span text:style-name="T58">四連桿機構 兩種姿態</text:span></text:p>
                                  <text:list>
                                    <text:list-item>
                                      <text:p text:style-name="P184">左前道路、右前道路 有機率到達 不同的 未來、狀態、情境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5"><text:span text:style-name="T11">抽象例子，n</text:span><text:span text:style-name="T16">連桿機構。</text:span></text:p>
              <text:list>
                <text:list-item>
                  <text:p text:style-name="P256"><text:span text:style-name="T16">假定，第i根連桿、第（</text:span><text:span text:style-name="T18">i+1</text:span><text:span text:style-name="T16">）根連桿 之間，有 連結。</text:span></text:p>
                  <text:list>
                    <text:list-item>
                      <text:p text:style-name="P256"><text:span text:style-name="T16">力的傳遞 是 第</text:span><text:span text:style-name="T17">i根連桿 傳遞到 第（i+1）根連桿。</text:span></text:p>
                    </text:list-item>
                  </text:list>
                </text:list-item>
                <text:list-item>
                  <text:p text:style-name="P255"><text:span text:style-name="T16">第</text:span><text:span text:style-name="T17">i根連桿的 運動，有機率 回饋、影響、干涉 到 第1~（i-1）根連桿的 運動。</text:span></text:p>
                  <text:list>
                    <text:list-item>
                      <text:p text:style-name="P255"><text:span text:style-name="T17">明顯例子，</text:span><text:span text:style-name="T19">第i根連桿、第</text:span><text:span text:style-name="T20">1</text:span><text:span text:style-name="T19">根連桿 之間，有 常駐性、間歇性、瞬態性 連結。</text:span></text:p>
                      <text:list>
                        <text:list-item>
                          <text:p text:style-name="P185">明顯例子，第i根連桿、第1根連桿 之間，有 凸輪。</text:p>
                        </text:list-item>
                      </text:list>
                    </text:list-item>
                  </text:list>
                </text:list-item>
                <text:list-item>
                  <text:p text:style-name="P255"><text:span text:style-name="T16">第</text:span><text:span text:style-name="T21">i根連桿 </text:span><text:span text:style-name="T111">↔</text:span><text:span text:style-name="T21"> 當下。</text:span></text:p>
                  <text:list>
                    <text:list-item>
                      <text:p text:style-name="P186">第a根連桿 <text:span text:style-name="T102">↔</text:span> 過去。</text:p>
                      <text:list>
                        <text:list-item>
                          <text:p text:style-name="P257"><text:span text:style-name="T11">a </text:span><text:span text:style-name="T22">&lt; i</text:span><text:span text:style-name="T11">。</text:span></text:p>
                        </text:list-item>
                      </text:list>
                    </text:list-item>
                    <text:list-item>
                      <text:p text:style-name="P187">第b根連桿 <text:span text:style-name="T102">↔</text:span> 未來。</text:p>
                      <text:list>
                        <text:list-item>
                          <text:p text:style-name="P257"><text:span text:style-name="T11">b &gt; </text:span><text:span text:style-name="T22">i</text:span><text:span text:style-name="T1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8">明顯例子，兩個 四連桿機構 組成的 七連桿機構、六連桿機構、五連桿機構。</text:p>
                  <text:list>
                    <text:list-item>
                      <text:p text:style-name="P189">兩個 四連桿機構 組成的 七連桿機構 是，兩個 四連桿機構 共用 一個 連桿。</text:p>
                    </text:list-item>
                    <text:list-item>
                      <text:p text:style-name="P190">兩個 四連桿機構 組成的 六連桿機構 是，兩個 四連桿機構 共用 兩個 連桿。</text:p>
                    </text:list-item>
                  </text:list>
                </text:list-item>
                <text:list-item>
                  <text:p text:style-name="P188">抽象例子，混沌理論、蝴蝶效應、分形。<text:span text:style-name="T55">（</text:span><text:span text:style-name="T60">封閉式系統、開放式系統）</text:span></text:p>
                </text:list-item>
              </text:list>
            </text:list-item>
            <text:list-item>
              <text:p text:style-name="P218">抽象例子，機器、系統、個體。</text:p>
              <text:list>
                <text:list-item>
                  <text:p text:style-name="P218">機器的 元件 的 明顯例子，連桿、軸承、接頭、齒輪、鍊條、皮帶、彈簧、阻尼、滑輪組。</text:p>
                </text:list-item>
                <text:list-item>
                  <text:p text:style-name="P218">元件 之間，有機率 固定、鎖死、無法更動、不可更動、極端難以更動。</text:p>
                  <text:list>
                    <text:list-item>
                      <text:p text:style-name="P218">明顯例子，三連桿機構。</text:p>
                      <text:list>
                        <text:list-item>
                          <text:p text:style-name="P219">三連桿機構 是 固定、鎖死、無法更動、不可更動、極端難以更動。</text:p>
                          <text:list>
                            <text:list-item>
                              <text:p text:style-name="P219">三連桿機構 是 頭尾相連的 三連桿機構。</text:p>
                            </text:list-item>
                          </text:list>
                        </text:list-item>
                        <text:list-item>
                          <text:p text:style-name="P218">第一個連桿 <text:span text:style-name="T112">↔</text:span><text:span text:style-name="T94"> 過去、固定型宿命。</text:span></text:p>
                        </text:list-item>
                        <text:list-item>
                          <text:p text:style-name="P219">第二個連桿 <text:span text:style-name="T113">↔</text:span><text:span text:style-name="T96"> 當下、固定型宿命。</text:span></text:p>
                        </text:list-item>
                        <text:list-item>
                          <text:p text:style-name="P219">第三個連桿 <text:span text:style-name="T113">↔</text:span><text:span text:style-name="T96"> 未來、固定型宿命。</text:span></text:p>
                        </text:list-item>
                        <text:list-item>
                          <text:p text:style-name="P219">固定型宿命 不是 剛體。</text:p>
                          <text:list>
                            <text:list-item>
                              <text:p text:style-name="P220">明顯例子，增加節點、改變幾何結構、加熱軟化塑形。</text:p>
                            </text:list-item>
                            <text:list-item>
                              <text:p text:style-name="P221">假定，某一特定個體 對 三連桿機構 增加節點、改變幾何結構、加熱軟化塑形。</text:p>
                              <text:list>
                                <text:list-item>
                                  <text:p text:style-name="P222">該個體 有機率 造成 三連桿機構 龜裂、毀損、溶解、熔化、崩塌、自滅。</text:p>
                                  <text:list>
                                    <text:list-item>
                                      <text:p text:style-name="P222">三連桿機構 <text:span text:style-name="T114">↔</text:span><text:span text:style-name="T97"> 時間、空間、時空、過去、當下、未來、宇宙、一切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1">假定<text:span text:style-name="T11">，&lt;?</text:span><text:span text:style-name="T27">3&gt;</text:span><text:span text:style-name="T98">個體</text:span> 對 <text:span text:style-name="T1">&lt;?</text:span><text:span text:style-name="T44">3&gt;</text:span>三連桿機構<text:span text:style-name="T98"> </text:span>增加節點、改變幾何結構。</text:p>
                              <text:list>
                                <text:list-item>
                                  <text:p text:style-name="P223"><text:span text:style-name="T1">&lt;?</text:span><text:span text:style-name="T44">3&gt;</text:span>三連桿機構 蘊含<text:span text:style-name="T11">的 &lt;?</text:span><text:span text:style-name="T28">2&gt;~&lt;?u&gt; 個</text:span><text:span text:style-name="T99">體 瞬間發生 大災難、殲滅、滅絕。</text:span></text:p>
                                  <text:list>
                                    <text:list-item>
                                      <text:p text:style-name="P223">瞬間 是 對於<text:span text:style-name="T11"> &lt;?</text:span><text:span text:style-name="T28">3&gt;個</text:span><text:span text:style-name="T99">體 來說，瞬間。</text:span></text:p>
                                      <text:list>
                                        <text:list-item>
                                          <text:p text:style-name="P223">明顯例子<text:span text:style-name="T11">，&lt;?</text:span><text:span text:style-name="T28">3&gt;個體 用 10000秒，</text:span><text:span text:style-name="T99">三連桿機構 改變成 四連桿機構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3">瞬間 是 對<text:span text:style-name="T11">於 &lt;?</text:span><text:span text:style-name="T28">2&gt;個體 </text:span><text:span text:style-name="T99">來說，極端長久。</text:span></text:p>
                                      <text:list>
                                        <text:list-item>
                                          <text:p text:style-name="P223">明顯例子<text:span text:style-name="T11">，&lt;?</text:span><text:span text:style-name="T28">2&gt;個</text:span><text:span text:style-name="T99">體 有機率認定，</text:span><text:span text:style-name="T28">大災</text:span><text:span text:style-name="T99">難 持續</text:span><text:span text:style-name="T28"> 10000</text:span><text:span text:style-name="T29">00000000</text:span><text:span text:style-name="T28">年</text:span><text:span text:style-name="T99">。</text:span></text:p>
                                        </text:list-item>
                                        <text:list-item>
                                          <text:p text:style-name="P228">明顯例子，第一個連桿、第二個連桿、當下節點 拆解的 瞬間。</text:p>
                                          <text:list>
                                            <text:list-item>
                                              <text:p text:style-name="P228"><text:span text:style-name="T11">&lt;?2&gt;個</text:span>體 認定的 因果論、過去、當下、記憶，瞬間 灰飛煙滅。</text:p>
                                            </text:list-item>
                                            <text:list-item>
                                              <text:p text:style-name="P229"><text:span text:style-name="T11">&lt;?2&gt;個</text:span>體 認定的 過去、當下，瞬間 沒有任何意義、毫無意義。</text:p>
                                            </text:list-item>
                                            <text:list-item>
                                              <text:p text:style-name="P230"><text:span text:style-name="T11">&lt;?2&gt;個</text:span>體（本身）瞬間 灰飛煙滅。</text:p>
                                            </text:list-item>
                                            <text:list-item>
                                              <text:p text:style-name="P230">瞬間 是 <text:span text:style-name="T101">對於</text:span><text:span text:style-name="T30"> &lt;?</text:span><text:span text:style-name="T28">3&gt;個</text:span><text:span text:style-name="T99">體 來說，瞬間。</text:span></text:p>
                                            </text:list-item>
                                            <text:list-item>
                                              <text:p text:style-name="P231"><text:span text:style-name="T101">瞬間 是 對</text:span><text:span text:style-name="T30">於 &lt;?</text:span><text:span text:style-name="T28">2&gt;個體 </text:span><text:span text:style-name="T99">來說，極端長久。</text:span></text:p>
                                            </text:list-item>
                                            <text:list-item>
                                              <text:p text:style-name="P232"><text:span text:style-name="T30">&lt;?</text:span><text:span text:style-name="T28">2&gt;個體的 投影世界觀 會 緩慢、深遠、持續不斷 崩塌、自滅。</text:span></text:p>
                                            </text:list-item>
                                            <text:list-item>
                                              <text:p text:style-name="P232"><text:span text:style-name="T30">&lt;?</text:span><text:span text:style-name="T28">2&gt;個體 感測、交互作用 會 緩慢、深遠、持續不斷 崩塌。</text:span></text:p>
                                            </text:list-item>
                                            <text:list-item>
                                              <text:p text:style-name="P232"><text:span text:style-name="T30">&lt;?</text:span><text:span text:style-name="T28">2&gt;個體 認定的 外在環境 會 緩慢、深遠、持續不斷 崩塌。</text:span></text:p>
                                            </text:list-item>
                                            <text:list-item>
                                              <text:p text:style-name="P232"><text:span text:style-name="T30">&lt;?</text:span><text:span text:style-name="T28">2&gt;個體 認定的 萬物法則 會 緩慢、深遠、持續不斷 崩塌。</text:span></text:p>
                                            </text:list-item>
                                            <text:list-item>
                                              <text:p text:style-name="P232"><text:span text:style-name="T30">&lt;?</text:span><text:span text:style-name="T28">2&gt;個體 認定的 常數、定數 會 緩慢、深遠、持續不斷 崩塌。</text:span></text:p>
                                            </text:list-item>
                                            <text:list-item>
                                              <text:p text:style-name="P233"><text:span text:style-name="T30">&lt;?</text:span><text:span text:style-name="T28">2&gt;個體 認定的 邏輯、因果 會 緩慢、深遠、持續不斷 崩塌。</text:span></text:p>
                                            </text:list-item>
                                            <text:list-item>
                                              <text:p text:style-name="P234"><text:span text:style-name="T30">&lt;?</text:span><text:span text:style-name="T28">2&gt;個體 感受到的 一切 會 緩慢、深遠、持續不斷 崩塌、自滅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9">明顯例子，第二個連桿、第三個連桿、未來節點 拆解的 瞬間。</text:p>
                                          <text:list>
                                            <text:list-item>
                                              <text:p text:style-name="P229"><text:span text:style-name="T11">&lt;?2&gt;個</text:span>體 認定的 因果論、當下、未來、希望，瞬間 灰飛煙滅。</text:p>
                                            </text:list-item>
                                            <text:list-item>
                                              <text:p text:style-name="P229"><text:span text:style-name="T11">&lt;?2&gt;個</text:span>體 認定的 當下、未來，瞬間 沒有任何意義、毫無意義。</text:p>
                                            </text:list-item>
                                            <text:list-item>
                                              <text:p text:style-name="P230"><text:span text:style-name="T11">&lt;?2&gt;個</text:span>體（本身）瞬間 灰飛煙滅。</text:p>
                                            </text:list-item>
                                            <text:list-item>
                                              <text:p text:style-name="P235">新的 <text:span text:style-name="T31">&lt;?2&gt;個</text:span><text:span text:style-name="T100">體 有機率 孕育、成長、成熟、衰亡、反孕育。</text:span></text:p>
                                            </text:list-item>
                                            <text:list-item>
                                              <text:p text:style-name="P236"><text:span text:style-name="T31">&lt;?2&gt;個</text:span><text:span text:style-name="T100">體 認定的 宇宙，有機率 瞬間變成 死寂、殘破不堪。</text:span></text:p>
                                            </text:list-item>
                                            <text:list-item>
                                              <text:p text:style-name="P237"><text:span text:style-name="T31">&lt;?2&gt;個</text:span><text:span text:style-name="T100">體 認定的 宇宙，有機率 瞬間變成 無法 生存、生活。</text:span></text:p>
                                            </text:list-item>
                                            <text:list-item>
                                              <text:p text:style-name="P237"><text:span text:style-name="T31">&lt;?2&gt;個</text:span><text:span text:style-name="T100">體 認定的 宇宙，有機率 瞬間變成 無法 孕育 生命。</text:span></text:p>
                                            </text:list-item>
                                            <text:list-item>
                                              <text:p text:style-name="P237"><text:span text:style-name="T31">&lt;?2&gt;個</text:span><text:span text:style-name="T100">體 認定的 宇宙，有機率 瞬間變成 沒有生命。</text:span></text:p>
                                            </text:list-item>
                                            <text:list-item>
                                              <text:p text:style-name="P236"><text:span text:style-name="T31">&lt;?2&gt;個</text:span><text:span text:style-name="T100">體 認定的 宇宙，有機率在 能夠</text:span>、<text:span text:style-name="T100">無法 生存 之間 振盪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8">元件 之間，有機率 單工、半雙工、雙工、線性、非線性、一對一、一對多、多對一 影響。</text:p>
                </text:list-item>
                <text:list-item>
                  <text:p text:style-name="P218">元件 蘊含的 動能個體 有機率認定 時間、變化 是 單工、線性、一對一、連續、單向。</text:p>
                  <text:list>
                    <text:list-item>
                      <text:p text:style-name="P218">元件 是 某一特定機器、某一特定機構 的 某一特定元件。</text:p>
                      <text:list>
                        <text:list-item>
                          <text:p text:style-name="P218">明顯例子，某一特定連桿。</text:p>
                        </text:list-item>
                      </text:list>
                    </text:list-item>
                    <text:list-item>
                      <text:p text:style-name="P218">明顯例子，四連桿機構、電阻電路、測試狀態的類神經網路、定頻式冷氣。</text:p>
                      <text:list>
                        <text:list-item>
                          <text:p text:style-name="P224">假定，測試狀態的類神經網路 不會更新 參數、架構、學習率。</text:p>
                        </text:list-item>
                        <text:list-item>
                          <text:p text:style-name="P218">上一個連桿 帶動 下一個連桿的 狀態、運動、變化。</text:p>
                        </text:list-item>
                        <text:list-item>
                          <text:p text:style-name="P225">上一個連桿 帶動 下一個連桿蘊含的 某一特定動能個體的 狀態、運動、變化。</text:p>
                        </text:list-item>
                      </text:list>
                    </text:list-item>
                  </text:list>
                </text:list-item>
                <text:list-item>
                  <text:p text:style-name="P226">元件 蘊含的 動能個體 有機率發現 時間、變化 不是 單工、線性、一對一、連續、單向。</text:p>
                </text:list-item>
                <text:list-item>
                  <text:p text:style-name="P226">元件 蘊含的 動能個體 有機率發現 時間、變化 是 單工、半雙工、雙工、線性、非線性。</text:p>
                  <text:list>
                    <text:list-item>
                      <text:p text:style-name="P259"><text:span text:style-name="T93">明顯例子，有彈簧的四連桿機構、</text:span><text:span text:style-name="T3">RC</text:span><text:span text:style-name="T93">電路、學習狀態的類神經網路、變頻式冷氣。</text:span></text:p>
                      <text:list>
                        <text:list-item>
                          <text:p text:style-name="P191">有彈簧的四連桿機構 的 明顯例子，沒有 直接連結的連桿 之間，使用 彈簧 連結。</text:p>
                          <text:list>
                            <text:list-item>
                              <text:p text:style-name="P192">明顯例子，假定，某一特定四連桿機構 有 彈簧。</text:p>
                              <text:list>
                                <text:list-item>
                                  <text:p text:style-name="P260"><text:span text:style-name="T3">假定，第</text:span><text:span text:style-name="T4">1</text:span><text:span text:style-name="T3">根連桿 直接連結 第</text:span><text:span text:style-name="T4">2</text:span><text:span text:style-name="T3">根連桿。</text:span></text:p>
                                  <text:list>
                                    <text:list-item>
                                      <text:p text:style-name="P260"><text:span text:style-name="T4">狀態、運動、變化，第</text:span><text:span text:style-name="T5">1</text:span><text:span text:style-name="T4">根連桿 會直接影響到 第</text:span><text:span text:style-name="T6">2</text:span><text:span text:style-name="T4">根連桿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61"><text:span text:style-name="T3">假定，第</text:span><text:span text:style-name="T2">2根連桿 直接連結 第3根連桿。</text:span></text:p>
                                </text:list-item>
                                <text:list-item>
                                  <text:p text:style-name="P262"><text:span text:style-name="T3">假定，第</text:span><text:span text:style-name="T7">3</text:span><text:span text:style-name="T2">根連桿 直接連結 第</text:span><text:span text:style-name="T7">4</text:span><text:span text:style-name="T2">根連桿。</text:span></text:p>
                                </text:list-item>
                                <text:list-item>
                                  <text:p text:style-name="P262"><text:span text:style-name="T3">假定，第</text:span><text:span text:style-name="T7">4</text:span><text:span text:style-name="T2">根連桿 直接連結 第</text:span><text:span text:style-name="T7">1</text:span><text:span text:style-name="T2">根連桿。</text:span></text:p>
                                </text:list-item>
                                <text:list-item>
                                  <text:p text:style-name="P193">假定，第1根連桿、第3根連桿 之間，使用 彈簧 直接連結。</text:p>
                                  <text:list>
                                    <text:list-item>
                                      <text:p text:style-name="P263"><text:span text:style-name="T2">狀態、運動、變化，第</text:span><text:span text:style-name="T5">1</text:span><text:span text:style-name="T2">根連桿 有機率直接影響到 第</text:span><text:span text:style-name="T5">3</text:span><text:span text:style-name="T2">根連桿。</text:span></text:p>
                                    </text:list-item>
                                    <text:list-item>
                                      <text:p text:style-name="P194">狀態、運動、變化，第3根連桿 有機率直接影響到 第1根連桿。</text:p>
                                    </text:list-item>
                                  </text:list>
                                </text:list-item>
                                <text:list-item>
                                  <text:p text:style-name="P263"><text:span text:style-name="T2">第</text:span><text:span text:style-name="T8">1根連桿 </text:span><text:span text:style-name="T118">↔</text:span><text:span text:style-name="T8"> 過去。</text:span></text:p>
                                  <text:list>
                                    <text:list-item>
                                      <text:p text:style-name="P196">第2根連桿 <text:span text:style-name="T102">↔</text:span> 當下。</text:p>
                                    </text:list-item>
                                    <text:list-item>
                                      <text:p text:style-name="P196">第3根連桿 <text:span text:style-name="T102">↔</text:span> 未來。</text:p>
                                    </text:list-item>
                                    <text:list-item>
                                      <text:p text:style-name="P197">第4根連桿 <text:span text:style-name="T102">↔</text:span> 宿命。</text:p>
                                    </text:list-item>
                                  </text:list>
                                </text:list-item>
                                <text:list-item>
                                  <text:p text:style-name="P264"><text:span text:style-name="T8">假定，第</text:span><text:span text:style-name="T10">2</text:span><text:span text:style-name="T8">根連桿、第</text:span><text:span text:style-name="T10">4</text:span><text:span text:style-name="T8">根連桿 之間，使用 彈簧 直接連結。</text:span></text:p>
                                  <text:list>
                                    <text:list-item>
                                      <text:p text:style-name="P264"><text:span text:style-name="T2">狀態、運動、變化，第</text:span><text:span text:style-name="T10">2</text:span><text:span text:style-name="T2">根連桿 有機率直接影響到 第</text:span><text:span text:style-name="T10">4</text:span><text:span text:style-name="T2">根連桿。</text:span></text:p>
                                    </text:list-item>
                                    <text:list-item>
                                      <text:p text:style-name="P264"><text:span text:style-name="T8">狀態、運動、變化，第</text:span><text:span text:style-name="T10">4</text:span><text:span text:style-name="T8">根連桿 </text:span><text:span text:style-name="T2">有機率</text:span><text:span text:style-name="T8">直接影響到 第</text:span><text:span text:style-name="T10">2</text:span><text:span text:style-name="T8">根連桿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65"><text:span text:style-name="T8">假定，第</text:span><text:span text:style-name="T9">2</text:span><text:span text:style-name="T8">根連桿、第3根連桿 之間，使用 彈簧 直接連結。</text:span></text:p>
                                  <text:list>
                                    <text:list-item>
                                      <text:p text:style-name="P265"><text:span text:style-name="T2">狀態、運動、變化，第</text:span><text:span text:style-name="T9">2</text:span><text:span text:style-name="T2">根連桿 有 兩種形式，直接影響到 第</text:span><text:span text:style-name="T5">3</text:span><text:span text:style-name="T2">根連桿。</text:span></text:p>
                                      <text:list>
                                        <text:list-item>
                                          <text:p text:style-name="P195">不同元件 之間，有 零種（以上）形式、方式，直接、間接 影響。</text:p>
                                        </text:list-item>
                                        <text:list-item>
                                          <text:p text:style-name="P195">不同的 元件、連結，有 不同的 材料特性、幾何形狀、影響力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8"><text:span text:style-name="T49">彈簧 </text:span><text:span text:style-name="T115">↔</text:span><text:span text:style-name="T53">（人類 認定的）時間隧道、時空隧道、蟲洞、平行宇宙、平行維度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9"><text:span text:style-name="T3">RC電</text:span><text:span text:style-name="T93">路 是 電阻、電容 電路。</text:span></text:p>
                        </text:list-item>
                        <text:list-item>
                          <text:p text:style-name="P227">假定，學習狀態的類神經網路 會更新 參數、架構、學習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9"><text:span text:style-name="T49">明顯例子，假</text:span><text:span text:style-name="T11">定，有</text:span><text:span text:style-name="T12">10000個容器</text:span><text:span text:style-name="T49">。</text:span></text:p>
              <text:list>
                <text:list-item>
                  <text:p text:style-name="P239"><text:span text:style-name="T13">假定，在第t秒，開始 </text:span><text:span text:style-name="T11">第</text:span><text:span text:style-name="T13">t個容</text:span><text:span text:style-name="T50">器的 電鍍實驗。</text:span></text:p>
                  <text:list>
                    <text:list-item>
                      <text:p text:style-name="P239"><text:span text:style-name="T50">明顯例子，</text:span><text:span text:style-name="T13">第1秒</text:span><text:span text:style-name="T50">，開始 第</text:span><text:span text:style-name="T13">1</text:span><text:span text:style-name="T50">個</text:span><text:span text:style-name="T51">容器的 電鍍實驗。</text:span></text:p>
                    </text:list-item>
                    <text:list-item>
                      <text:p text:style-name="P239"><text:span text:style-name="T51">明顯例子，</text:span><text:span text:style-name="T14">第10000秒，開始 第10000個容</text:span><text:span text:style-name="T51">器的 電鍍實驗。</text:span></text:p>
                    </text:list-item>
                    <text:list-item>
                      <text:p text:style-name="P239"><text:span text:style-name="T51">明顯例子，第</text:span><text:span text:style-name="T14">1個容器、第10000個容器 的 間隔時間 是 </text:span><text:span text:style-name="T15">9999秒</text:span><text:span text:style-name="T52">。</text:span></text:p>
                    </text:list-item>
                  </text:list>
                </text:list-item>
                <text:list-item>
                  <text:p text:style-name="P177">假定，<text:span text:style-name="T87">a &lt; b。</text:span></text:p>
                </text:list-item>
                <text:list-item>
                  <text:p text:style-name="P198">第a個容器的當下 是 第b個容器的有機率發生的未來。</text:p>
                  <text:list>
                    <text:list-item>
                      <text:p text:style-name="P177">明顯例子，第1個容器的當下 是 第<text:span text:style-name="T88">2個容器的有機率發生的未來。</text:span></text:p>
                    </text:list-item>
                    <text:list-item>
                      <text:p text:style-name="P177">統計樣本 越多，第b個容器的機率 越精準。</text:p>
                      <text:list>
                        <text:list-item>
                          <text:p text:style-name="P178">統計樣本 是 第<text:span text:style-name="T89">1個容器~第a個容器。</text:span></text:p>
                        </text:list-item>
                        <text:list-item>
                          <text:p text:style-name="P178">統計樣本 是 第<text:span text:style-name="T89">1個容器~第（b-1）個容器。</text:span></text:p>
                          <text:list>
                            <text:list-item>
                              <text:p text:style-name="P178">大數法則。</text:p>
                            </text:list-item>
                            <text:list-item>
                              <text:p text:style-name="P177">統計、分布曲線。</text:p>
                            </text:list-item>
                            <text:list-item>
                              <text:p text:style-name="P177">機率密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9">第b個容器的當下 是 第a個容器的有機率發生的過去。</text:p>
                  <text:list>
                    <text:list-item>
                      <text:p text:style-name="P179">明顯例子，第<text:span text:style-name="T90">2</text:span>個容器的當下 是 第<text:span text:style-name="T90">1個容器的有機率發生的過去。</text:span></text:p>
                    </text:list-item>
                    <text:list-item>
                      <text:p text:style-name="P179">統計樣本 越多，第<text:span text:style-name="T90">a</text:span>個容器的機率 越精準。</text:p>
                      <text:list>
                        <text:list-item>
                          <text:p text:style-name="P179">統計樣本 是 第<text:span text:style-name="T90">b個容器~第10000個容器。</text:span></text:p>
                          <text:list>
                            <text:list-item>
                              <text:p text:style-name="P199">10000 是 這次實驗 有 10000個容器。</text:p>
                              <text:list>
                                <text:list-item>
                                  <text:p text:style-name="P199">假定，這次實驗 有 c個容器。</text:p>
                                </text:list-item>
                                <text:list-item>
                                  <text:p text:style-name="P199">統計樣本 是 第b個容器~第c個容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9">統計樣本 是 第（<text:span text:style-name="T90">a-1</text:span>）<text:span text:style-name="T89">個容器~第10000個容器。</text:span></text:p>
                          <text:list>
                            <text:list-item>
                              <text:p text:style-name="P179">大數法則。</text:p>
                            </text:list-item>
                            <text:list-item>
                              <text:p text:style-name="P179">統計、分布曲線。</text:p>
                            </text:list-item>
                            <text:list-item>
                              <text:p text:style-name="P179">機率密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9">第a個容器、第b個容器 發生 相同的 某一特定事件，有機率是 不同的 時間點、原因。</text:p>
                </text:list-item>
                <text:list-item>
                  <text:p text:style-name="P179">第a個容器、第b個容器 有機率 輪廓相同、細節不同。</text:p>
                </text:list-item>
                <text:list-item>
                  <text:p text:style-name="P179">第a個容器、第b個容器 有機率 感測、交互作用。</text:p>
                  <text:list>
                    <text:list-item>
                      <text:p text:style-name="P179">假定，第a個容器 影響到 第b個容器，改變過去。</text:p>
                      <text:list>
                        <text:list-item>
                          <text:p text:style-name="P179">過去 是 第a個容器 認定的 過去。</text:p>
                        </text:list-item>
                        <text:list-item>
                          <text:p text:style-name="P179">過去 是 第b個容器 認定的 當下。</text:p>
                        </text:list-item>
                      </text:list>
                    </text:list-item>
                    <text:list-item>
                      <text:p text:style-name="P179">假定，第b個容器 影響到 第a個容器，改變未來。</text:p>
                      <text:list>
                        <text:list-item>
                          <text:p text:style-name="P179">未來 是 第a個容器 認定的 當下。</text:p>
                        </text:list-item>
                        <text:list-item>
                          <text:p text:style-name="P179">未來 是 第b個容器 認定的 未來。</text:p>
                        </text:list-item>
                      </text:list>
                    </text:list-item>
                  </text:list>
                </text:list-item>
                <text:list-item>
                  <text:p text:style-name="P179">容器 <text:span text:style-name="T116">↔</text:span><text:span text:style-name="T91"> 宇宙胞。</text:span></text:p>
                  <text:list>
                    <text:list-item>
                      <text:p text:style-name="P179">時間 <text:span text:style-name="T116">↔</text:span><text:span text:style-name="T91"> 時間。</text:span></text:p>
                    </text:list-item>
                    <text:list-item>
                      <text:p text:style-name="P179">電鍍實驗 <text:span text:style-name="T116">↔</text:span><text:span text:style-name="T91"> 宇宙胞的一切。</text:span></text:p>
                      <text:list>
                        <text:list-item>
                          <text:p text:style-name="P179">一切 是 動<text:span text:style-name="T91">能型宇宙、個體、存在、變化、</text:span>感測、交互作用、內部機制、萬物法則。</text:p>
                        </text:list-item>
                      </text:list>
                    </text:list-item>
                    <text:list-item>
                      <text:p text:style-name="P179">電鍍實驗的原理 <text:span text:style-name="T117">↔</text:span><text:span text:style-name="T92"> &lt;?3&gt;法則。</text:span></text:p>
                    </text:list-item>
                  </text:list>
                </text:list-item>
              </text:list>
            </text:list-item>
            <text:list-item>
              <text:p text:style-name="P217">改變過去、改變當下、改變未來。</text:p>
              <text:list>
                <text:list-item>
                  <text:p text:style-name="P200">明顯例子，某一特定四連桿機構 蘊含 動能個體。</text:p>
                  <text:list>
                    <text:list-item>
                      <text:p text:style-name="P200">該動能個體 有機率造成 該四連桿機構 彈性變形、塑性變形、斷裂變形。</text:p>
                      <text:list>
                        <text:list-item>
                          <text:p text:style-name="P201">彈性變形。</text:p>
                          <text:list>
                            <text:list-item>
                              <text:p text:style-name="P201">暫態，逐漸 恢復、自修復。</text:p>
                            </text:list-item>
                            <text:list-item>
                              <text:p text:style-name="P201">穩態，會 恢復原狀。</text:p>
                              <text:list>
                                <text:list-item>
                                  <text:p text:style-name="P201">沒有 穩態誤差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0">塑性變形。</text:p>
                          <text:list>
                            <text:list-item>
                              <text:p text:style-name="P200">暫態 逐漸 恢復、自修復。</text:p>
                            </text:list-item>
                            <text:list-item>
                              <text:p text:style-name="P200">穩態，不會 恢復原狀。</text:p>
                              <text:list>
                                <text:list-item>
                                  <text:p text:style-name="P200">有 穩態誤差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0">斷裂變形。</text:p>
                          <text:list>
                            <text:list-item>
                              <text:p text:style-name="P200">暫態 不會 恢復、自修復。</text:p>
                            </text:list-item>
                            <text:list-item>
                              <text:p text:style-name="P200">穩態，龜裂、崩塌、自滅。</text:p>
                              <text:list>
                                <text:list-item>
                                  <text:p text:style-name="P200">斷裂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0"><text:span text:style-name="T47">某一特定個</text:span><text:span text:style-name="T33">體 改變 </text:span><text:span text:style-name="T34">過去。</text:span></text:p>
                      <text:list>
                        <text:list-item>
                          <text:p text:style-name="P240"><text:span text:style-name="T33">彈性變形 </text:span><text:span text:style-name="T119">↔</text:span><text:span text:style-name="T34"> 過去 有機率會 收斂回 原狀。</text:span></text:p>
                        </text:list-item>
                        <text:list-item>
                          <text:p text:style-name="P240"><text:span text:style-name="T34">塑性變形</text:span><text:span text:style-name="T33"> </text:span><text:span text:style-name="T119">↔</text:span><text:span text:style-name="T34"> 過去 有機率不會 收斂回 原狀。</text:span></text:p>
                        </text:list-item>
                        <text:list-item>
                          <text:p text:style-name="P202">斷裂變形 <text:span text:style-name="T102">↔</text:span> 過去、該個體 龜裂、崩塌、自滅。</text:p>
                        </text:list-item>
                        <text:list-item>
                          <text:p text:style-name="P241"><text:span text:style-name="T34">明顯例子</text:span><text:span text:style-name="T63">，假</text:span><text:span text:style-name="T32">定，有</text:span><text:span text:style-name="T35">10000個四連桿機構</text:span><text:span text:style-name="T63">。</text:span></text:p>
                          <text:list>
                            <text:list-item>
                              <text:p text:style-name="P241"><text:span text:style-name="T36">假定，在第t秒，開始 </text:span><text:span text:style-name="T32">第</text:span><text:span text:style-name="T36">t個</text:span><text:span text:style-name="T35">四連桿機構</text:span><text:span text:style-name="T64">的 運轉實驗。</text:span></text:p>
                            </text:list-item>
                            <text:list-item>
                              <text:p text:style-name="P242"><text:span text:style-name="T64">假定，第</text:span><text:span text:style-name="T35">1個四連桿機構的 動能個體 到達、進入 </text:span><text:span text:style-name="T64">第</text:span><text:span text:style-name="T35">10000個四連桿機構。</text:span></text:p>
                            </text:list-item>
                            <text:list-item>
                              <text:p text:style-name="P242"><text:span text:style-name="T35">該動能個體 改變 第</text:span><text:span text:style-name="T37">1</text:span><text:span text:style-name="T35">0000</text:span><text:span text:style-name="T37">個四連桿機構、</text:span><text:span text:style-name="T35">過去。</text:span></text:p>
                              <text:list>
                                <text:list-item>
                                  <text:p text:style-name="P243"><text:span text:style-name="T35">過去 是 </text:span><text:span text:style-name="T64">第</text:span><text:span text:style-name="T35">1個四連桿機構 認定的 過去。</text:span></text:p>
                                </text:list-item>
                                <text:list-item>
                                  <text:p text:style-name="P242"><text:span text:style-name="T35">過去 是 </text:span><text:span text:style-name="T64">第</text:span><text:span text:style-name="T35">10000個四連桿機構 認定的 </text:span><text:span text:style-name="T38">當下</text:span><text:span text:style-name="T35">。</text:span></text:p>
                                </text:list-item>
                                <text:list-item>
                                  <text:p text:style-name="P241"><text:span text:style-name="T35">明顯例子，改變 第</text:span><text:span text:style-name="T37">1個四連桿機構的 運動。</text:span></text:p>
                                </text:list-item>
                              </text:list>
                            </text:list-item>
                            <text:list-item>
                              <text:p text:style-name="P244"><text:span text:style-name="T35">假定，時間 經過 9999秒，</text:span><text:span text:style-name="T64">第</text:span><text:span text:style-name="T35">10000個四連桿機構的 第10000秒。</text:span></text:p>
                              <text:list>
                                <text:list-item>
                                  <text:p text:style-name="P245"><text:span text:style-name="T33">彈性變形 </text:span><text:span text:style-name="T119">↔</text:span><text:span text:style-name="T34"> </text:span><text:span text:style-name="T64">第</text:span><text:span text:style-name="T35">10000個四連桿機構 暫態逐漸收斂回、穩態</text:span><text:span text:style-name="T39">收斂回 原狀。</text:span></text:p>
                                  <text:list>
                                    <text:list-item>
                                      <text:p text:style-name="P246"><text:span text:style-name="T39">原狀 是 第1</text:span><text:span text:style-name="T35">個四連桿機構的 第10000秒 的 運動、狀態、一切。</text:span></text:p>
                                    </text:list-item>
                                    <text:list-item>
                                      <text:p text:style-name="P246"><text:span text:style-name="T64">穩態，第</text:span><text:span text:style-name="T35">10000個四連桿機構的運動 等於 </text:span><text:span text:style-name="T64">第</text:span><text:span text:style-name="T35">1個四連桿機構的運動。</text:span></text:p>
                                      <text:list>
                                        <text:list-item>
                                          <text:p text:style-name="P247"><text:span text:style-name="T64">第</text:span><text:span text:style-name="T35">10000個四連桿機構 是 第10000秒的 </text:span><text:span text:style-name="T64">第</text:span><text:span text:style-name="T35">10000個四連桿機構。</text:span></text:p>
                                        </text:list-item>
                                        <text:list-item>
                                          <text:p text:style-name="P247"><text:span text:style-name="T64">第</text:span><text:span text:style-name="T35">1個四連桿機構 是 第10000秒的 </text:span><text:span text:style-name="T64">第</text:span><text:span text:style-name="T35">1個四連桿機構。</text:span></text:p>
                                        </text:list-item>
                                        <text:list-item>
                                          <text:p text:style-name="P246"><text:span text:style-name="T64">第</text:span><text:span text:style-name="T35">1個四連桿機構的 第10000秒 是 </text:span><text:span text:style-name="T64">第</text:span><text:span text:style-name="T35">1</text:span><text:span text:style-name="T40">0000</text:span><text:span text:style-name="T35">個四連桿機的 第1秒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8"><text:span text:style-name="T35">塑性變形</text:span><text:span text:style-name="T33"> </text:span><text:span text:style-name="T119">↔</text:span><text:span text:style-name="T34"> </text:span><text:span text:style-name="T64">第</text:span><text:span text:style-name="T35">10000個四連桿機構 暫態逐漸收斂回、穩態不同於</text:span><text:span text:style-name="T39"> 原狀。</text:span></text:p>
                                  <text:list>
                                    <text:list-item>
                                      <text:p text:style-name="P248"><text:span text:style-name="T64">穩態，第</text:span><text:span text:style-name="T35">10000個四連桿機構的運動 不同於 </text:span><text:span text:style-name="T64">第</text:span><text:span text:style-name="T35">1個四連桿機構的運動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49"><text:span text:style-name="T35">斷裂變形</text:span><text:span text:style-name="T33"> </text:span><text:span text:style-name="T119">↔</text:span><text:span text:style-name="T34"> </text:span><text:span text:style-name="T64">第</text:span><text:span text:style-name="T35">10000個四連桿機構 龜裂、崩塌、自滅</text:span><text:span text:style-name="T39">。</text:span></text:p>
                                  <text:list>
                                    <text:list-item>
                                      <text:p text:style-name="P250"><text:span text:style-name="T35">穩態，</text:span><text:span text:style-name="T64">第</text:span><text:span text:style-name="T35">10000個四連桿機構 有機率 傾倒、散架、粉化。</text:span></text:p>
                                    </text:list-item>
                                    <text:list-item>
                                      <text:p text:style-name="P203">過去、當下、未來、邏輯、因果、存在、變化 沒有任何意義、毫無意義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0"><text:span text:style-name="T35">四連桿機構 </text:span><text:span text:style-name="T120">↔</text:span><text:span text:style-name="T41"> 動能個體。</text:span></text:p>
                              <text:list>
                                <text:list-item>
                                  <text:p text:style-name="P204">彈性變形 <text:span text:style-name="T102">↔</text:span> 施力、影響力 太小。</text:p>
                                  <text:list>
                                    <text:list-item>
                                      <text:p text:style-name="P205">該動能個體的 存在、變化 太小、微不足道。</text:p>
                                    </text:list-item>
                                    <text:list-item>
                                      <text:p text:style-name="P206">該動能個體 暫態改變 四連桿機構。</text:p>
                                      <text:list>
                                        <text:list-item>
                                          <text:p text:style-name="P206">假定，改變之後，該動能個體 離開 四連桿機構。</text:p>
                                          <text:list>
                                            <text:list-item>
                                              <text:p text:style-name="P207">該動能個體 不再繼續 改變 四連桿機構。</text:p>
                                            </text:list-item>
                                            <text:list-item>
                                              <text:p text:style-name="P206">四連桿機構 會逐漸 恢復原狀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1"><text:span text:style-name="T41">塑性變形 </text:span><text:span text:style-name="T121">↔</text:span><text:span text:style-name="T42"> 施力、影響力 剛好。</text:span></text:p>
                                  <text:list>
                                    <text:list-item>
                                      <text:p text:style-name="P208">該動能個體的 存在、變化 剛好、在某一特定合適範圍之內。</text:p>
                                    </text:list-item>
                                    <text:list-item>
                                      <text:p text:style-name="P209">該動能個體 穩態改變 四連桿機構。</text:p>
                                      <text:list>
                                        <text:list-item>
                                          <text:p text:style-name="P209">假定，改變之後，該動能個體 離開 四連桿機構。</text:p>
                                          <text:list>
                                            <text:list-item>
                                              <text:p text:style-name="P207">該動能個體 不再繼續 改變 四連桿機構。</text:p>
                                            </text:list-item>
                                            <text:list-item>
                                              <text:p text:style-name="P209">四連桿機構 不會 恢復原狀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8">塑性變形的 過程、結果 不一定符合 該動能個體的 模型、統計、預言。</text:p>
                                    </text:list-item>
                                  </text:list>
                                </text:list-item>
                                <text:list-item>
                                  <text:p text:style-name="P250"><text:span text:style-name="T42">斷裂變形 </text:span><text:span text:style-name="T122">↔</text:span><text:span text:style-name="T43"> 施力、影響力 太大。</text:span></text:p>
                                  <text:list>
                                    <text:list-item>
                                      <text:p text:style-name="P210">該動能個體的 存在、變化 太大、過於強烈。</text:p>
                                    </text:list-item>
                                    <text:list-item>
                                      <text:p text:style-name="P210">該動能個體 有機率 灰飛煙滅。</text:p>
                                      <text:list>
                                        <text:list-item>
                                          <text:p text:style-name="P210">崩塌、自滅 的 四連桿機構 有機率影響到 其他的四連桿機構。</text:p>
                                          <text:list>
                                            <text:list-item>
                                              <text:p text:style-name="P210">影響到 的 明顯例子，撞到、撞倒、撞碎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1">該動能個體 有機率錯估 施力、影響力，從 塑性變形 變成 斷裂變形。</text:p>
                                      <text:list>
                                        <text:list-item>
                                          <text:p text:style-name="P212">明顯例子，假定，某一特定四連桿機構 是 塑膠材質。</text:p>
                                          <text:list>
                                            <text:list-item>
                                              <text:p text:style-name="P212">該動能個體 有機率錯誤認定 該四連桿機構 是 金屬材質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22:02.885000000</dc:date>
    <meta:editing-duration>P13DT17H33M59S</meta:editing-duration>
    <meta:editing-cycles>11116</meta:editing-cycles>
    <meta:document-statistic meta:table-count="0" meta:image-count="0" meta:object-count="0" meta:page-count="1" meta:paragraph-count="638" meta:word-count="13425" meta:character-count="16444" meta:non-whitespace-character-count="14597"/>
  </office:meta>
</office:document-meta>
</file>